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none"/>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text-properties officeooo:paragraph-rsid="01978459"/>
    </style:style>
    <style:style style:name="P68" style:family="paragraph" style:parent-style-name="Standard">
      <style:text-properties officeooo:rsid="01ef7f26" officeooo:paragraph-rsid="01f60a59"/>
    </style:style>
    <style:style style:name="P69"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7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officeooo:paragraph-rsid="008caa8f"/>
    </style:style>
    <style:style style:name="P104" style:family="paragraph" style:parent-style-name="Table_20_Contents">
      <style:paragraph-properties fo:text-align="center" style:justify-single-word="false"/>
      <style:text-properties officeooo:paragraph-rsid="00903a8d"/>
    </style:style>
    <style:style style:name="P105" style:family="paragraph" style:parent-style-name="Table_20_Contents">
      <style:paragraph-properties fo:text-align="center" style:justify-single-word="false"/>
      <style:text-properties officeooo:paragraph-rsid="00927c73"/>
    </style:style>
    <style:style style:name="P106" style:family="paragraph" style:parent-style-name="Table_20_Contents">
      <style:paragraph-properties fo:text-align="center" style:justify-single-word="false"/>
      <style:text-properties officeooo:paragraph-rsid="0094e13e"/>
    </style:style>
    <style:style style:name="P107" style:family="paragraph" style:parent-style-name="Table_20_Contents">
      <style:paragraph-properties fo:text-align="center" style:justify-single-word="false"/>
      <style:text-properties officeooo:paragraph-rsid="009773a3"/>
    </style:style>
    <style:style style:name="P108" style:family="paragraph" style:parent-style-name="Table_20_Contents">
      <style:paragraph-properties fo:text-align="center" style:justify-single-word="false"/>
      <style:text-properties officeooo:paragraph-rsid="009ac59e"/>
    </style:style>
    <style:style style:name="P109" style:family="paragraph" style:parent-style-name="Table_20_Contents">
      <style:paragraph-properties fo:text-align="center" style:justify-single-word="false"/>
      <style:text-properties officeooo:paragraph-rsid="009c6919"/>
    </style:style>
    <style:style style:name="P110" style:family="paragraph" style:parent-style-name="Table_20_Contents">
      <style:paragraph-properties fo:text-align="center" style:justify-single-word="false"/>
      <style:text-properties officeooo:paragraph-rsid="009f1680"/>
    </style:style>
    <style:style style:name="P111" style:family="paragraph" style:parent-style-name="Table_20_Contents">
      <style:paragraph-properties fo:text-align="center" style:justify-single-word="false"/>
      <style:text-properties officeooo:paragraph-rsid="00a1a5b4"/>
    </style:style>
    <style:style style:name="P112" style:family="paragraph" style:parent-style-name="Table_20_Contents">
      <style:paragraph-properties fo:text-align="center" style:justify-single-word="false"/>
      <style:text-properties officeooo:paragraph-rsid="00a34787"/>
    </style:style>
    <style:style style:name="P113" style:family="paragraph" style:parent-style-name="Table_20_Contents">
      <style:paragraph-properties fo:text-align="center" style:justify-single-word="false"/>
      <style:text-properties officeooo:paragraph-rsid="00a4f6f0"/>
    </style:style>
    <style:style style:name="P114" style:family="paragraph" style:parent-style-name="Table_20_Contents">
      <style:paragraph-properties fo:text-align="center" style:justify-single-word="false"/>
      <style:text-properties officeooo:paragraph-rsid="00a54844"/>
    </style:style>
    <style:style style:name="P115" style:family="paragraph" style:parent-style-name="Table_20_Contents">
      <style:paragraph-properties fo:text-align="center" style:justify-single-word="false"/>
      <style:text-properties officeooo:paragraph-rsid="00a8172d"/>
    </style:style>
    <style:style style:name="P116" style:family="paragraph" style:parent-style-name="Table_20_Contents">
      <style:paragraph-properties fo:text-align="center" style:justify-single-word="false"/>
      <style:text-properties officeooo:paragraph-rsid="00a90683"/>
    </style:style>
    <style:style style:name="P117" style:family="paragraph" style:parent-style-name="Table_20_Contents">
      <style:paragraph-properties fo:text-align="center" style:justify-single-word="false"/>
      <style:text-properties officeooo:paragraph-rsid="00a9d866"/>
    </style:style>
    <style:style style:name="P118" style:family="paragraph" style:parent-style-name="Table_20_Contents">
      <style:paragraph-properties fo:text-align="center" style:justify-single-word="false"/>
      <style:text-properties officeooo:paragraph-rsid="00ab018b"/>
    </style:style>
    <style:style style:name="P119" style:family="paragraph" style:parent-style-name="Table_20_Contents">
      <style:paragraph-properties fo:text-align="center" style:justify-single-word="false"/>
      <style:text-properties officeooo:paragraph-rsid="00acfc33"/>
    </style:style>
    <style:style style:name="P120" style:family="paragraph" style:parent-style-name="Table_20_Contents">
      <style:paragraph-properties fo:text-align="center" style:justify-single-word="false"/>
      <style:text-properties officeooo:paragraph-rsid="00af07b5"/>
    </style:style>
    <style:style style:name="P121" style:family="paragraph" style:parent-style-name="Table_20_Contents">
      <style:paragraph-properties fo:text-align="center" style:justify-single-word="false"/>
      <style:text-properties officeooo:paragraph-rsid="00af1e12"/>
    </style:style>
    <style:style style:name="P122" style:family="paragraph" style:parent-style-name="Table_20_Contents">
      <style:paragraph-properties fo:text-align="center" style:justify-single-word="false"/>
      <style:text-properties officeooo:paragraph-rsid="00afa54a"/>
    </style:style>
    <style:style style:name="P123" style:family="paragraph" style:parent-style-name="Table_20_Contents">
      <style:paragraph-properties fo:text-align="center" style:justify-single-word="false"/>
      <style:text-properties officeooo:paragraph-rsid="00b0578d"/>
    </style:style>
    <style:style style:name="P124" style:family="paragraph" style:parent-style-name="Table_20_Contents">
      <style:paragraph-properties fo:text-align="center" style:justify-single-word="false"/>
      <style:text-properties officeooo:paragraph-rsid="00b0fa35"/>
    </style:style>
    <style:style style:name="P125" style:family="paragraph" style:parent-style-name="Table_20_Contents">
      <style:paragraph-properties fo:text-align="center" style:justify-single-word="false"/>
      <style:text-properties officeooo:paragraph-rsid="00b117fc"/>
    </style:style>
    <style:style style:name="P126" style:family="paragraph" style:parent-style-name="Table_20_Contents">
      <style:paragraph-properties fo:text-align="center" style:justify-single-word="false"/>
      <style:text-properties officeooo:paragraph-rsid="00b3cf78"/>
    </style:style>
    <style:style style:name="P127" style:family="paragraph" style:parent-style-name="Table_20_Contents">
      <style:paragraph-properties fo:text-align="center" style:justify-single-word="false"/>
      <style:text-properties officeooo:paragraph-rsid="00b8ab40"/>
    </style:style>
    <style:style style:name="P128" style:family="paragraph" style:parent-style-name="Table_20_Contents">
      <style:paragraph-properties fo:text-align="center" style:justify-single-word="false"/>
      <style:text-properties officeooo:paragraph-rsid="00bf929f"/>
    </style:style>
    <style:style style:name="P129" style:family="paragraph" style:parent-style-name="Table_20_Contents">
      <style:paragraph-properties fo:text-align="center" style:justify-single-word="false"/>
      <style:text-properties officeooo:paragraph-rsid="00c2347c"/>
    </style:style>
    <style:style style:name="P130" style:family="paragraph" style:parent-style-name="Table_20_Contents">
      <style:paragraph-properties fo:text-align="center" style:justify-single-word="false"/>
      <style:text-properties officeooo:paragraph-rsid="00c3960b"/>
    </style:style>
    <style:style style:name="P131" style:family="paragraph" style:parent-style-name="Table_20_Contents">
      <style:paragraph-properties fo:text-align="center" style:justify-single-word="false"/>
      <style:text-properties officeooo:paragraph-rsid="00c6243a"/>
    </style:style>
    <style:style style:name="P132" style:family="paragraph" style:parent-style-name="Table_20_Contents">
      <style:paragraph-properties fo:text-align="center" style:justify-single-word="false"/>
      <style:text-properties officeooo:paragraph-rsid="00c7d84b"/>
    </style:style>
    <style:style style:name="P133" style:family="paragraph" style:parent-style-name="Table_20_Contents">
      <style:paragraph-properties fo:text-align="center" style:justify-single-word="false"/>
      <style:text-properties officeooo:paragraph-rsid="00c92b84"/>
    </style:style>
    <style:style style:name="P134" style:family="paragraph" style:parent-style-name="Table_20_Contents">
      <style:text-properties officeooo:paragraph-rsid="008caa8f"/>
    </style:style>
    <style:style style:name="P135" style:family="paragraph" style:parent-style-name="Table_20_Contents">
      <style:text-properties officeooo:paragraph-rsid="00903a8d"/>
    </style:style>
    <style:style style:name="P136" style:family="paragraph" style:parent-style-name="Table_20_Contents">
      <style:text-properties officeooo:paragraph-rsid="00927c73"/>
    </style:style>
    <style:style style:name="P137" style:family="paragraph" style:parent-style-name="Table_20_Contents">
      <style:text-properties officeooo:paragraph-rsid="0094e13e"/>
    </style:style>
    <style:style style:name="P138" style:family="paragraph" style:parent-style-name="Table_20_Contents">
      <style:text-properties officeooo:paragraph-rsid="009773a3"/>
    </style:style>
    <style:style style:name="P139" style:family="paragraph" style:parent-style-name="Table_20_Contents">
      <style:text-properties officeooo:paragraph-rsid="009ac59e"/>
    </style:style>
    <style:style style:name="P140" style:family="paragraph" style:parent-style-name="Table_20_Contents">
      <style:text-properties officeooo:paragraph-rsid="009c6919"/>
    </style:style>
    <style:style style:name="P141" style:family="paragraph" style:parent-style-name="Table_20_Contents">
      <style:text-properties officeooo:paragraph-rsid="009f1680"/>
    </style:style>
    <style:style style:name="P142" style:family="paragraph" style:parent-style-name="Table_20_Contents">
      <style:text-properties officeooo:paragraph-rsid="00a1a5b4"/>
    </style:style>
    <style:style style:name="P143" style:family="paragraph" style:parent-style-name="Table_20_Contents">
      <style:text-properties officeooo:paragraph-rsid="00a34787"/>
    </style:style>
    <style:style style:name="P144" style:family="paragraph" style:parent-style-name="Table_20_Contents">
      <style:text-properties officeooo:paragraph-rsid="00a4f6f0"/>
    </style:style>
    <style:style style:name="P145" style:family="paragraph" style:parent-style-name="Table_20_Contents">
      <style:text-properties officeooo:paragraph-rsid="00a54844"/>
    </style:style>
    <style:style style:name="P146" style:family="paragraph" style:parent-style-name="Table_20_Contents">
      <style:text-properties officeooo:paragraph-rsid="00a90683"/>
    </style:style>
    <style:style style:name="P147" style:family="paragraph" style:parent-style-name="Table_20_Contents">
      <style:text-properties officeooo:paragraph-rsid="00a9d866"/>
    </style:style>
    <style:style style:name="P148" style:family="paragraph" style:parent-style-name="Table_20_Contents">
      <style:text-properties officeooo:paragraph-rsid="00ab018b"/>
    </style:style>
    <style:style style:name="P149" style:family="paragraph" style:parent-style-name="Table_20_Contents">
      <style:text-properties officeooo:paragraph-rsid="00acfc33"/>
    </style:style>
    <style:style style:name="P150" style:family="paragraph" style:parent-style-name="Table_20_Contents">
      <style:text-properties officeooo:paragraph-rsid="00af07b5"/>
    </style:style>
    <style:style style:name="P151" style:family="paragraph" style:parent-style-name="Table_20_Contents">
      <style:text-properties officeooo:paragraph-rsid="00af1e12"/>
    </style:style>
    <style:style style:name="P152" style:family="paragraph" style:parent-style-name="Table_20_Contents">
      <style:text-properties officeooo:paragraph-rsid="00afa54a"/>
    </style:style>
    <style:style style:name="P153" style:family="paragraph" style:parent-style-name="Table_20_Contents">
      <style:text-properties officeooo:paragraph-rsid="00b0578d"/>
    </style:style>
    <style:style style:name="P154" style:family="paragraph" style:parent-style-name="Table_20_Contents">
      <style:text-properties officeooo:paragraph-rsid="00b0fa35"/>
    </style:style>
    <style:style style:name="P155" style:family="paragraph" style:parent-style-name="Table_20_Contents">
      <style:text-properties officeooo:paragraph-rsid="00b117fc"/>
    </style:style>
    <style:style style:name="P156" style:family="paragraph" style:parent-style-name="Table_20_Contents">
      <style:text-properties officeooo:paragraph-rsid="00b8ab40"/>
    </style:style>
    <style:style style:name="P157" style:family="paragraph" style:parent-style-name="Table_20_Contents">
      <style:text-properties officeooo:rsid="00bd2a6f" officeooo:paragraph-rsid="00bd2a6f"/>
    </style:style>
    <style:style style:name="P158" style:family="paragraph" style:parent-style-name="Table_20_Contents">
      <style:text-properties officeooo:rsid="00bd65f3" officeooo:paragraph-rsid="00bd65f3"/>
    </style:style>
    <style:style style:name="P159" style:family="paragraph" style:parent-style-name="Table_20_Contents">
      <style:text-properties officeooo:paragraph-rsid="00bf929f"/>
    </style:style>
    <style:style style:name="P160" style:family="paragraph" style:parent-style-name="Table_20_Contents">
      <style:paragraph-properties fo:text-align="center" style:justify-single-word="false"/>
      <style:text-properties officeooo:rsid="00bf929f" officeooo:paragraph-rsid="00bf929f"/>
    </style:style>
    <style:style style:name="P161" style:family="paragraph" style:parent-style-name="Table_20_Contents">
      <style:paragraph-properties fo:text-align="center" style:justify-single-word="false"/>
      <style:text-properties officeooo:rsid="00bf929f" officeooo:paragraph-rsid="00c2347c"/>
    </style:style>
    <style:style style:name="P162" style:family="paragraph" style:parent-style-name="Table_20_Contents">
      <style:paragraph-properties fo:text-align="center" style:justify-single-word="false"/>
      <style:text-properties officeooo:rsid="00bf929f" officeooo:paragraph-rsid="00c3960b"/>
    </style:style>
    <style:style style:name="P163" style:family="paragraph" style:parent-style-name="Table_20_Contents">
      <style:paragraph-properties fo:text-align="center" style:justify-single-word="false"/>
      <style:text-properties officeooo:rsid="00bf929f" officeooo:paragraph-rsid="00c6243a"/>
    </style:style>
    <style:style style:name="P164" style:family="paragraph" style:parent-style-name="Table_20_Contents">
      <style:paragraph-properties fo:text-align="center" style:justify-single-word="false"/>
      <style:text-properties officeooo:rsid="00bf929f" officeooo:paragraph-rsid="00c7d84b"/>
    </style:style>
    <style:style style:name="P165" style:family="paragraph" style:parent-style-name="Table_20_Contents">
      <style:paragraph-properties fo:text-align="center" style:justify-single-word="false"/>
      <style:text-properties officeooo:rsid="00bf929f" officeooo:paragraph-rsid="00c92b84"/>
    </style:style>
    <style:style style:name="P166" style:family="paragraph" style:parent-style-name="Table_20_Contents">
      <style:text-properties officeooo:paragraph-rsid="00c2347c"/>
    </style:style>
    <style:style style:name="P167" style:family="paragraph" style:parent-style-name="Table_20_Contents">
      <style:text-properties officeooo:paragraph-rsid="00c3960b"/>
    </style:style>
    <style:style style:name="P168" style:family="paragraph" style:parent-style-name="Table_20_Contents">
      <style:text-properties officeooo:paragraph-rsid="00c6243a"/>
    </style:style>
    <style:style style:name="P169" style:family="paragraph" style:parent-style-name="Table_20_Contents">
      <style:text-properties officeooo:paragraph-rsid="00c7d84b"/>
    </style:style>
    <style:style style:name="P170" style:family="paragraph" style:parent-style-name="Table_20_Contents">
      <style:text-properties officeooo:paragraph-rsid="00c92b84"/>
    </style:style>
    <style:style style:name="P171" style:family="paragraph" style:parent-style-name="Table_20_Contents">
      <style:text-properties officeooo:rsid="00cae025" officeooo:paragraph-rsid="00cae025"/>
    </style:style>
    <style:style style:name="P172" style:family="paragraph" style:parent-style-name="Table_20_Contents">
      <style:text-properties officeooo:rsid="00cb67c6" officeooo:paragraph-rsid="00cb67c6"/>
    </style:style>
    <style:style style:name="P173" style:family="paragraph" style:parent-style-name="Table_20_Contents">
      <style:text-properties officeooo:rsid="00cbe498" officeooo:paragraph-rsid="00cbe498"/>
    </style:style>
    <style:style style:name="P174" style:family="paragraph" style:parent-style-name="Table_20_Contents">
      <style:text-properties officeooo:rsid="00ccc320" officeooo:paragraph-rsid="00ccc320"/>
    </style:style>
    <style:style style:name="P175" style:family="paragraph" style:parent-style-name="Table_20_Contents">
      <style:text-properties officeooo:rsid="00ce86f2" officeooo:paragraph-rsid="00c6243a"/>
    </style:style>
    <style:style style:name="P176" style:family="paragraph" style:parent-style-name="Table_20_Contents">
      <style:text-properties officeooo:rsid="00ce86f2" officeooo:paragraph-rsid="00ce86f2"/>
    </style:style>
    <style:style style:name="P177" style:family="paragraph" style:parent-style-name="Table_20_Contents">
      <style:text-properties officeooo:rsid="00cf2bae" officeooo:paragraph-rsid="00cf2bae"/>
    </style:style>
    <style:style style:name="P178" style:family="paragraph" style:parent-style-name="Table_20_Contents">
      <style:text-properties officeooo:rsid="00d1e682" officeooo:paragraph-rsid="00d1e682"/>
    </style:style>
    <style:style style:name="P179" style:family="paragraph" style:parent-style-name="Table_20_Contents">
      <style:paragraph-properties fo:text-align="start" style:justify-single-word="false"/>
    </style:style>
    <style:style style:name="P180" style:family="paragraph" style:parent-style-name="Table_20_Contents">
      <style:text-properties officeooo:rsid="00dc5f91" officeooo:paragraph-rsid="00dc5f91"/>
    </style:style>
    <style:style style:name="P181" style:family="paragraph" style:parent-style-name="Table_20_Contents">
      <style:text-properties officeooo:rsid="00e68529" officeooo:paragraph-rsid="00e68529"/>
    </style:style>
    <style:style style:name="P182" style:family="paragraph" style:parent-style-name="Table_20_Contents">
      <style:text-properties officeooo:rsid="00eb3f1b" officeooo:paragraph-rsid="00eb3f1b"/>
    </style:style>
    <style:style style:name="P183" style:family="paragraph" style:parent-style-name="Table_20_Contents">
      <style:text-properties officeooo:rsid="00eb3f1b" officeooo:paragraph-rsid="00ed0fe9"/>
    </style:style>
    <style:style style:name="P184" style:family="paragraph" style:parent-style-name="Table_20_Contents">
      <style:text-properties officeooo:rsid="00eb3f1b" officeooo:paragraph-rsid="00ee8b45"/>
    </style:style>
    <style:style style:name="P185" style:family="paragraph" style:parent-style-name="Table_20_Contents">
      <style:text-properties officeooo:rsid="00eb3f1b" officeooo:paragraph-rsid="00f14f31"/>
    </style:style>
    <style:style style:name="P186" style:family="paragraph" style:parent-style-name="Table_20_Contents">
      <style:text-properties officeooo:rsid="00eb3f1b" officeooo:paragraph-rsid="01331860"/>
    </style:style>
    <style:style style:name="P187" style:family="paragraph" style:parent-style-name="Table_20_Contents">
      <style:text-properties officeooo:rsid="00eb3f1b" officeooo:paragraph-rsid="01337493"/>
    </style:style>
    <style:style style:name="P188" style:family="paragraph" style:parent-style-name="Table_20_Contents">
      <style:text-properties officeooo:rsid="00f8c253" officeooo:paragraph-rsid="00f8c253"/>
    </style:style>
    <style:style style:name="P189" style:family="paragraph" style:parent-style-name="Table_20_Contents">
      <style:text-properties officeooo:rsid="00f95d42" officeooo:paragraph-rsid="00f95d42"/>
    </style:style>
    <style:style style:name="P190" style:family="paragraph" style:parent-style-name="Table_20_Contents">
      <style:text-properties officeooo:paragraph-rsid="01027c1d"/>
    </style:style>
    <style:style style:name="P191" style:family="paragraph" style:parent-style-name="Table_20_Contents">
      <style:text-properties officeooo:rsid="0107a244" officeooo:paragraph-rsid="0107a244"/>
    </style:style>
    <style:style style:name="P192" style:family="paragraph" style:parent-style-name="Table_20_Contents">
      <style:text-properties officeooo:rsid="01105af8" officeooo:paragraph-rsid="01105af8"/>
    </style:style>
    <style:style style:name="P193" style:family="paragraph" style:parent-style-name="Table_20_Contents">
      <style:text-properties officeooo:rsid="0117372c" officeooo:paragraph-rsid="0117372c"/>
    </style:style>
    <style:style style:name="P194" style:family="paragraph" style:parent-style-name="Table_20_Contents">
      <style:text-properties officeooo:rsid="011ea4c7" officeooo:paragraph-rsid="011ea4c7"/>
    </style:style>
    <style:style style:name="P195" style:family="paragraph" style:parent-style-name="Table_20_Contents">
      <style:text-properties officeooo:rsid="011ee378" officeooo:paragraph-rsid="011ee378"/>
    </style:style>
    <style:style style:name="P196" style:family="paragraph" style:parent-style-name="Table_20_Contents">
      <style:text-properties officeooo:rsid="01226416" officeooo:paragraph-rsid="01226416"/>
    </style:style>
    <style:style style:name="P197" style:family="paragraph" style:parent-style-name="Table_20_Contents">
      <style:text-properties officeooo:rsid="012372b8" officeooo:paragraph-rsid="012372b8"/>
    </style:style>
    <style:style style:name="P198" style:family="paragraph" style:parent-style-name="Table_20_Contents">
      <style:text-properties officeooo:rsid="0123d0ff" officeooo:paragraph-rsid="0123d0ff"/>
    </style:style>
    <style:style style:name="P199" style:family="paragraph" style:parent-style-name="Table_20_Contents">
      <style:text-properties officeooo:paragraph-rsid="0124f9c2"/>
    </style:style>
    <style:style style:name="P200" style:family="paragraph" style:parent-style-name="Table_20_Contents">
      <style:text-properties officeooo:rsid="012672a9" officeooo:paragraph-rsid="012672a9"/>
    </style:style>
    <style:style style:name="P201" style:family="paragraph" style:parent-style-name="Table_20_Contents">
      <style:text-properties officeooo:rsid="0127b5c5" officeooo:paragraph-rsid="0127b5c5"/>
    </style:style>
    <style:style style:name="P202" style:family="paragraph" style:parent-style-name="Table_20_Contents">
      <style:text-properties officeooo:rsid="012a6388" officeooo:paragraph-rsid="012a6388"/>
    </style:style>
    <style:style style:name="P203" style:family="paragraph" style:parent-style-name="Table_20_Contents">
      <style:text-properties officeooo:rsid="012ba68a" officeooo:paragraph-rsid="012ba68a"/>
    </style:style>
    <style:style style:name="P204" style:family="paragraph" style:parent-style-name="Table_20_Contents">
      <style:text-properties officeooo:rsid="012ce028" officeooo:paragraph-rsid="012ce028"/>
    </style:style>
    <style:style style:name="P205" style:family="paragraph" style:parent-style-name="Table_20_Contents">
      <style:text-properties officeooo:rsid="012e16cd" officeooo:paragraph-rsid="012e16cd"/>
    </style:style>
    <style:style style:name="P206" style:family="paragraph" style:parent-style-name="Table_20_Contents">
      <style:text-properties officeooo:rsid="012ffa43" officeooo:paragraph-rsid="012eafe7"/>
    </style:style>
    <style:style style:name="P207" style:family="paragraph" style:parent-style-name="Table_20_Contents">
      <style:text-properties officeooo:rsid="012ffa43" officeooo:paragraph-rsid="012ffa43"/>
    </style:style>
    <style:style style:name="P208" style:family="paragraph" style:parent-style-name="Table_20_Contents">
      <style:text-properties officeooo:rsid="0131312f" officeooo:paragraph-rsid="01331860"/>
    </style:style>
    <style:style style:name="P209" style:family="paragraph" style:parent-style-name="Table_20_Contents">
      <style:text-properties officeooo:rsid="0131312f" officeooo:paragraph-rsid="01337493"/>
    </style:style>
    <style:style style:name="P210" style:family="paragraph" style:parent-style-name="Table_20_Contents">
      <style:text-properties officeooo:rsid="01320b05" officeooo:paragraph-rsid="01320b05"/>
    </style:style>
    <style:style style:name="P211" style:family="paragraph" style:parent-style-name="Table_20_Contents">
      <style:text-properties officeooo:rsid="01320b05" officeooo:paragraph-rsid="01337493"/>
    </style:style>
    <style:style style:name="P212" style:family="paragraph" style:parent-style-name="Table_20_Contents">
      <style:text-properties officeooo:rsid="01356430" officeooo:paragraph-rsid="01356430"/>
    </style:style>
    <style:style style:name="P213" style:family="paragraph" style:parent-style-name="Table_20_Contents">
      <style:text-properties officeooo:rsid="02228356" officeooo:paragraph-rsid="02228356"/>
    </style:style>
    <style:style style:name="P214" style:family="paragraph" style:parent-style-name="Table_20_Contents">
      <style:text-properties fo:language="en" fo:country="US" style:language-asian="zxx" style:country-asian="none" style:language-complex="zxx" style:country-complex="none"/>
    </style:style>
    <style:style style:name="P215"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16"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17"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18" style:family="paragraph" style:parent-style-name="Table_20_Contents">
      <style:text-properties officeooo:rsid="02244b73" officeooo:paragraph-rsid="02244b73"/>
    </style:style>
    <style:style style:name="P219" style:family="paragraph" style:parent-style-name="Table_20_Contents">
      <style:text-properties officeooo:rsid="02263f41" officeooo:paragraph-rsid="02263f41"/>
    </style:style>
    <style:style style:name="P220" style:family="paragraph" style:parent-style-name="Contents_20_1">
      <style:paragraph-properties>
        <style:tab-stops>
          <style:tab-stop style:position="16.999cm" style:type="right" style:leader-style="dotted" style:leader-text="."/>
        </style:tab-stops>
      </style:paragraph-properties>
    </style:style>
    <style:style style:name="P221" style:family="paragraph" style:parent-style-name="Contents_20_3">
      <style:paragraph-properties>
        <style:tab-stops>
          <style:tab-stop style:position="16cm" style:type="right" style:leader-style="dotted" style:leader-text="."/>
        </style:tab-stops>
      </style:paragraph-properties>
    </style:style>
    <style:style style:name="P222" style:family="paragraph" style:parent-style-name="Contents_20_2">
      <style:paragraph-properties>
        <style:tab-stops>
          <style:tab-stop style:position="16.499cm" style:type="right" style:leader-style="dotted" style:leader-text="."/>
        </style:tab-stops>
      </style:paragraph-properties>
    </style:style>
    <style:style style:name="P22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24" style:family="paragraph" style:parent-style-name="Standard">
      <style:text-properties fo:language="bg" fo:country="BG"/>
    </style:style>
    <style:style style:name="P225" style:family="paragraph" style:parent-style-name="Standard">
      <style:text-properties fo:language="bg" fo:country="BG" officeooo:paragraph-rsid="00927c73"/>
    </style:style>
    <style:style style:name="P226" style:family="paragraph" style:parent-style-name="Standard">
      <style:text-properties fo:language="bg" fo:country="BG" officeooo:paragraph-rsid="015ac4d8"/>
    </style:style>
    <style:style style:name="P227" style:family="paragraph" style:parent-style-name="Standard">
      <style:text-properties fo:language="bg" fo:country="BG" officeooo:paragraph-rsid="009773a3"/>
    </style:style>
    <style:style style:name="P228" style:family="paragraph" style:parent-style-name="Standard">
      <style:text-properties fo:language="bg" fo:country="BG" officeooo:paragraph-rsid="009ac59e"/>
    </style:style>
    <style:style style:name="P229" style:family="paragraph" style:parent-style-name="Standard">
      <style:text-properties fo:language="bg" fo:country="BG" officeooo:paragraph-rsid="009c6919"/>
    </style:style>
    <style:style style:name="P230" style:family="paragraph" style:parent-style-name="Standard">
      <style:text-properties fo:language="bg" fo:country="BG" officeooo:paragraph-rsid="009f1680"/>
    </style:style>
    <style:style style:name="P231" style:family="paragraph" style:parent-style-name="Standard">
      <style:text-properties fo:language="bg" fo:country="BG" officeooo:paragraph-rsid="00a1a5b4"/>
    </style:style>
    <style:style style:name="P232" style:family="paragraph" style:parent-style-name="Standard">
      <style:text-properties fo:language="bg" fo:country="BG" officeooo:paragraph-rsid="00a34787"/>
    </style:style>
    <style:style style:name="P233" style:family="paragraph" style:parent-style-name="Standard">
      <style:text-properties fo:language="bg" fo:country="BG" officeooo:paragraph-rsid="00a4f6f0"/>
    </style:style>
    <style:style style:name="P234" style:family="paragraph" style:parent-style-name="Standard">
      <style:text-properties fo:language="bg" fo:country="BG" officeooo:paragraph-rsid="00a54844"/>
    </style:style>
    <style:style style:name="P235" style:family="paragraph" style:parent-style-name="Standard">
      <style:text-properties fo:language="bg" fo:country="BG" officeooo:paragraph-rsid="00a8172d"/>
    </style:style>
    <style:style style:name="P236" style:family="paragraph" style:parent-style-name="Standard">
      <style:text-properties fo:language="bg" fo:country="BG" officeooo:paragraph-rsid="00a90683"/>
    </style:style>
    <style:style style:name="P237" style:family="paragraph" style:parent-style-name="Standard">
      <style:text-properties fo:language="bg" fo:country="BG" officeooo:paragraph-rsid="00a9d866"/>
    </style:style>
    <style:style style:name="P238" style:family="paragraph" style:parent-style-name="Standard">
      <style:text-properties fo:language="bg" fo:country="BG" officeooo:paragraph-rsid="00ab018b"/>
    </style:style>
    <style:style style:name="P239" style:family="paragraph" style:parent-style-name="Standard">
      <style:text-properties fo:language="bg" fo:country="BG" officeooo:paragraph-rsid="00acfc33"/>
    </style:style>
    <style:style style:name="P240" style:family="paragraph" style:parent-style-name="Standard">
      <style:text-properties fo:language="bg" fo:country="BG" officeooo:paragraph-rsid="00af07b5"/>
    </style:style>
    <style:style style:name="P241" style:family="paragraph" style:parent-style-name="Standard">
      <style:text-properties fo:language="bg" fo:country="BG" officeooo:paragraph-rsid="00af1e12"/>
    </style:style>
    <style:style style:name="P242" style:family="paragraph" style:parent-style-name="Standard">
      <style:text-properties fo:language="bg" fo:country="BG" officeooo:paragraph-rsid="00afa54a"/>
    </style:style>
    <style:style style:name="P243" style:family="paragraph" style:parent-style-name="Standard">
      <style:text-properties fo:language="bg" fo:country="BG" officeooo:paragraph-rsid="00b0578d"/>
    </style:style>
    <style:style style:name="P244" style:family="paragraph" style:parent-style-name="Standard">
      <style:text-properties fo:language="bg" fo:country="BG" officeooo:paragraph-rsid="00b0fa35"/>
    </style:style>
    <style:style style:name="P245" style:family="paragraph" style:parent-style-name="Standard">
      <style:text-properties fo:language="bg" fo:country="BG" officeooo:paragraph-rsid="00b117fc"/>
    </style:style>
    <style:style style:name="P246" style:family="paragraph" style:parent-style-name="Standard">
      <style:text-properties fo:language="bg" fo:country="BG" officeooo:paragraph-rsid="0174debf"/>
    </style:style>
    <style:style style:name="P247" style:family="paragraph" style:parent-style-name="Standard">
      <style:text-properties fo:language="bg" fo:country="BG" officeooo:paragraph-rsid="00c2347c"/>
    </style:style>
    <style:style style:name="P248" style:family="paragraph" style:parent-style-name="Standard">
      <style:text-properties fo:language="bg" fo:country="BG" officeooo:paragraph-rsid="00c3960b"/>
    </style:style>
    <style:style style:name="P249" style:family="paragraph" style:parent-style-name="Standard">
      <style:text-properties fo:language="bg" fo:country="BG" officeooo:paragraph-rsid="00c6243a"/>
    </style:style>
    <style:style style:name="P250" style:family="paragraph" style:parent-style-name="Standard">
      <style:text-properties fo:language="bg" fo:country="BG" officeooo:paragraph-rsid="00c7d84b"/>
    </style:style>
    <style:style style:name="P251" style:family="paragraph" style:parent-style-name="Standard">
      <style:text-properties fo:language="bg" fo:country="BG" officeooo:paragraph-rsid="00c92b84"/>
    </style:style>
    <style:style style:name="P252" style:family="paragraph" style:parent-style-name="Table">
      <style:text-properties officeooo:paragraph-rsid="02494a1b"/>
    </style:style>
    <style:style style:name="P253" style:family="paragraph" style:parent-style-name="Table">
      <style:text-properties fo:language="bg" fo:country="BG" officeooo:paragraph-rsid="024b73b5"/>
    </style:style>
    <style:style style:name="P254" style:family="paragraph" style:parent-style-name="Table">
      <style:text-properties fo:language="bg" fo:country="BG" officeooo:paragraph-rsid="024c27bc"/>
    </style:style>
    <style:style style:name="P255" style:family="paragraph" style:parent-style-name="Table">
      <style:text-properties fo:language="bg" fo:country="BG" officeooo:paragraph-rsid="024cabf3"/>
    </style:style>
    <style:style style:name="P256" style:family="paragraph" style:parent-style-name="Table">
      <style:text-properties fo:language="bg" fo:country="BG" officeooo:paragraph-rsid="0251d9d3"/>
    </style:style>
    <style:style style:name="P257" style:family="paragraph" style:parent-style-name="Table">
      <style:text-properties fo:language="bg" fo:country="BG" officeooo:paragraph-rsid="0253211f"/>
    </style:style>
    <style:style style:name="P258" style:family="paragraph" style:parent-style-name="Table">
      <style:text-properties fo:language="bg" fo:country="BG" officeooo:paragraph-rsid="02565c50"/>
    </style:style>
    <style:style style:name="P259" style:family="paragraph" style:parent-style-name="Table">
      <style:text-properties fo:language="bg" fo:country="BG" officeooo:paragraph-rsid="02576174"/>
    </style:style>
    <style:style style:name="P260" style:family="paragraph" style:parent-style-name="Table">
      <style:text-properties fo:language="bg" fo:country="BG" officeooo:paragraph-rsid="025829dd"/>
    </style:style>
    <style:style style:name="P261" style:family="paragraph" style:parent-style-name="Table">
      <style:text-properties fo:language="bg" fo:country="BG" officeooo:paragraph-rsid="025a42cc"/>
    </style:style>
    <style:style style:name="P262" style:family="paragraph" style:parent-style-name="Table">
      <style:text-properties fo:language="bg" fo:country="BG" officeooo:paragraph-rsid="025b64b2"/>
    </style:style>
    <style:style style:name="P263" style:family="paragraph" style:parent-style-name="Table">
      <style:text-properties fo:language="bg" fo:country="BG" officeooo:paragraph-rsid="025be9f1"/>
    </style:style>
    <style:style style:name="P264" style:family="paragraph" style:parent-style-name="Table">
      <style:text-properties fo:language="bg" fo:country="BG" officeooo:paragraph-rsid="025cf1a4"/>
    </style:style>
    <style:style style:name="P265" style:family="paragraph" style:parent-style-name="Table">
      <style:text-properties fo:language="bg" fo:country="BG" officeooo:paragraph-rsid="025d053f"/>
    </style:style>
    <style:style style:name="P266" style:family="paragraph" style:parent-style-name="Table">
      <style:text-properties fo:language="bg" fo:country="BG" officeooo:paragraph-rsid="025e140f"/>
    </style:style>
    <style:style style:name="P267" style:family="paragraph" style:parent-style-name="Table">
      <style:text-properties fo:language="bg" fo:country="BG" officeooo:paragraph-rsid="0261562a"/>
    </style:style>
    <style:style style:name="P268" style:family="paragraph" style:parent-style-name="Table">
      <style:text-properties fo:language="bg" fo:country="BG" officeooo:paragraph-rsid="02645b67"/>
    </style:style>
    <style:style style:name="P269" style:family="paragraph" style:parent-style-name="Table">
      <style:text-properties fo:language="bg" fo:country="BG" officeooo:rsid="02645b67" officeooo:paragraph-rsid="02645b67"/>
    </style:style>
    <style:style style:name="P270" style:family="paragraph" style:parent-style-name="Table">
      <style:text-properties fo:language="bg" fo:country="BG" officeooo:paragraph-rsid="02650cc7"/>
    </style:style>
    <style:style style:name="P271" style:family="paragraph" style:parent-style-name="Heading_20_2">
      <style:text-properties officeooo:rsid="005cb816"/>
    </style:style>
    <style:style style:name="P272" style:family="paragraph" style:parent-style-name="Heading_20_2">
      <style:text-properties officeooo:paragraph-rsid="01ae5132"/>
    </style:style>
    <style:style style:name="P273" style:family="paragraph" style:parent-style-name="Heading_20_2">
      <style:text-properties officeooo:rsid="01b45392"/>
    </style:style>
    <style:style style:name="P274" style:family="paragraph" style:parent-style-name="Heading_20_1">
      <style:paragraph-properties fo:break-before="page"/>
    </style:style>
    <style:style style:name="P275" style:family="paragraph" style:parent-style-name="Heading_20_1">
      <style:paragraph-properties fo:break-before="page"/>
      <style:text-properties fo:language="bg" fo:country="BG" officeooo:paragraph-rsid="001f2376"/>
    </style:style>
    <style:style style:name="P276" style:family="paragraph" style:parent-style-name="Heading_20_3">
      <style:text-properties fo:language="bg" fo:country="BG"/>
    </style:style>
    <style:style style:name="P277" style:family="paragraph" style:parent-style-name="Heading_20_3">
      <style:text-properties fo:language="bg" fo:country="BG" officeooo:paragraph-rsid="00771be5"/>
    </style:style>
    <style:style style:name="P278" style:family="paragraph" style:parent-style-name="Heading_20_3">
      <style:text-properties officeooo:rsid="01c9b453"/>
    </style:style>
    <style:style style:name="P279" style:family="paragraph" style:parent-style-name="Heading_20_3">
      <style:text-properties officeooo:paragraph-rsid="01ec0377"/>
    </style:style>
    <style:style style:name="P280" style:family="paragraph" style:parent-style-name="Illustration">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background-color="#ff0000" loext:char-shading-value="0"/>
    </style:style>
    <style:style style:name="T36" style:family="text">
      <style:text-properties officeooo:rsid="01cdca87" fo:background-color="#ff0000" loext:char-shading-value="0"/>
    </style:style>
    <style:style style:name="T37" style:family="text">
      <style:text-properties style:use-window-font-color="true" fo:language="en" fo:country="US" fo:background-color="#ff0000" loext:char-shading-value="0"/>
    </style:style>
    <style:style style:name="T38" style:family="text">
      <style:text-properties fo:language="en" fo:country="US"/>
    </style:style>
    <style:style style:name="T39" style:family="text">
      <style:text-properties fo:language="en" fo:country="US" fo:background-color="#ff0000" loext:char-shading-value="0"/>
    </style:style>
    <style:style style:name="T40" style:family="text">
      <style:text-properties fo:language="en" fo:country="US" officeooo:rsid="01e015de"/>
    </style:style>
    <style:style style:name="T41" style:family="text">
      <style:text-properties officeooo:rsid="002065db"/>
    </style:style>
    <style:style style:name="T42" style:family="text">
      <style:text-properties officeooo:rsid="00285ec0"/>
    </style:style>
    <style:style style:name="T43" style:family="text">
      <style:text-properties officeooo:rsid="0030241d"/>
    </style:style>
    <style:style style:name="T44" style:family="text">
      <style:text-properties officeooo:rsid="0030ff31"/>
    </style:style>
    <style:style style:name="T45" style:family="text">
      <style:text-properties officeooo:rsid="0035830b"/>
    </style:style>
    <style:style style:name="T46" style:family="text">
      <style:text-properties officeooo:rsid="00453fc4"/>
    </style:style>
    <style:style style:name="T47" style:family="text">
      <style:text-properties officeooo:rsid="004661eb"/>
    </style:style>
    <style:style style:name="T48" style:family="text">
      <style:text-properties officeooo:rsid="004e7286"/>
    </style:style>
    <style:style style:name="T49" style:family="text">
      <style:text-properties officeooo:rsid="0052fbdf"/>
    </style:style>
    <style:style style:name="T50" style:family="text">
      <style:text-properties officeooo:rsid="00548320"/>
    </style:style>
    <style:style style:name="T51" style:family="text">
      <style:text-properties officeooo:rsid="005d07d1"/>
    </style:style>
    <style:style style:name="T52" style:family="text">
      <style:text-properties officeooo:rsid="005fe8b1"/>
    </style:style>
    <style:style style:name="T53" style:family="text">
      <style:text-properties officeooo:rsid="0071dc62"/>
    </style:style>
    <style:style style:name="T54" style:family="text">
      <style:text-properties officeooo:rsid="00771be5"/>
    </style:style>
    <style:style style:name="T55" style:family="text">
      <style:text-properties officeooo:rsid="00791855"/>
    </style:style>
    <style:style style:name="T56" style:family="text">
      <style:text-properties officeooo:rsid="007e5a51"/>
    </style:style>
    <style:style style:name="T57" style:family="text">
      <style:text-properties officeooo:rsid="0081eba5"/>
    </style:style>
    <style:style style:name="T58" style:family="text">
      <style:text-properties officeooo:rsid="00885e3c"/>
    </style:style>
    <style:style style:name="T59" style:family="text">
      <style:text-properties officeooo:rsid="00889119"/>
    </style:style>
    <style:style style:name="T60" style:family="text">
      <style:text-properties officeooo:rsid="008e5a16"/>
    </style:style>
    <style:style style:name="T61" style:family="text">
      <style:text-properties officeooo:rsid="0090f512"/>
    </style:style>
    <style:style style:name="T62" style:family="text">
      <style:text-properties officeooo:rsid="00932f69"/>
    </style:style>
    <style:style style:name="T63" style:family="text">
      <style:text-properties officeooo:rsid="00b2a006"/>
    </style:style>
    <style:style style:name="T64" style:family="text">
      <style:text-properties officeooo:rsid="00bf929f"/>
    </style:style>
    <style:style style:name="T65" style:family="text">
      <style:text-properties officeooo:rsid="00e59fc9"/>
    </style:style>
    <style:style style:name="T66" style:family="text">
      <style:text-properties officeooo:rsid="00e9525e"/>
    </style:style>
    <style:style style:name="T67" style:family="text">
      <style:text-properties officeooo:rsid="00feee69"/>
    </style:style>
    <style:style style:name="T68" style:family="text">
      <style:text-properties officeooo:rsid="00ff37ed"/>
    </style:style>
    <style:style style:name="T69" style:family="text">
      <style:text-properties officeooo:rsid="0101e3fb"/>
    </style:style>
    <style:style style:name="T70" style:family="text">
      <style:text-properties officeooo:rsid="01038308"/>
    </style:style>
    <style:style style:name="T71" style:family="text">
      <style:text-properties officeooo:rsid="011b3415"/>
    </style:style>
    <style:style style:name="T72" style:family="text">
      <style:text-properties officeooo:rsid="011c036a"/>
    </style:style>
    <style:style style:name="T73" style:family="text">
      <style:text-properties officeooo:rsid="014141ab"/>
    </style:style>
    <style:style style:name="T74" style:family="text">
      <style:text-properties officeooo:rsid="014851f7"/>
    </style:style>
    <style:style style:name="T75" style:family="text">
      <style:text-properties officeooo:rsid="014c4c7d"/>
    </style:style>
    <style:style style:name="T76" style:family="text">
      <style:text-properties officeooo:rsid="014c952a"/>
    </style:style>
    <style:style style:name="T77" style:family="text">
      <style:text-properties officeooo:rsid="014e3844"/>
    </style:style>
    <style:style style:name="T78" style:family="text">
      <style:text-properties officeooo:rsid="015465a0"/>
    </style:style>
    <style:style style:name="T79" style:family="text">
      <style:text-properties officeooo:rsid="0160209e"/>
    </style:style>
    <style:style style:name="T80" style:family="text">
      <style:text-properties officeooo:rsid="016686d8"/>
    </style:style>
    <style:style style:name="T81" style:family="text">
      <style:text-properties officeooo:rsid="01670c20"/>
    </style:style>
    <style:style style:name="T82" style:family="text">
      <style:text-properties officeooo:rsid="01690c17"/>
    </style:style>
    <style:style style:name="T83" style:family="text">
      <style:text-properties officeooo:rsid="016a6372"/>
    </style:style>
    <style:style style:name="T84" style:family="text">
      <style:text-properties officeooo:rsid="016ee6f9"/>
    </style:style>
    <style:style style:name="T85" style:family="text">
      <style:text-properties officeooo:rsid="01832a85"/>
    </style:style>
    <style:style style:name="T86" style:family="text">
      <style:text-properties officeooo:rsid="0184da19"/>
    </style:style>
    <style:style style:name="T87" style:family="text">
      <style:text-properties officeooo:rsid="018532d2"/>
    </style:style>
    <style:style style:name="T88" style:family="text">
      <style:text-properties officeooo:rsid="01885a8b"/>
    </style:style>
    <style:style style:name="T89" style:family="text">
      <style:text-properties officeooo:rsid="0188ce11"/>
    </style:style>
    <style:style style:name="T90" style:family="text">
      <style:text-properties officeooo:rsid="018a2066"/>
    </style:style>
    <style:style style:name="T91" style:family="text">
      <style:text-properties officeooo:rsid="0194a276"/>
    </style:style>
    <style:style style:name="T92" style:family="text">
      <style:text-properties officeooo:rsid="019d472f"/>
    </style:style>
    <style:style style:name="T93" style:family="text">
      <style:text-properties fo:language="bg" fo:country="BG"/>
    </style:style>
    <style:style style:name="T94" style:family="text">
      <style:text-properties fo:language="bg" fo:country="BG" fo:font-weight="bold" style:font-weight-asian="bold" style:font-weight-complex="bold"/>
    </style:style>
    <style:style style:name="T95" style:family="text">
      <style:text-properties fo:language="bg" fo:country="BG" fo:font-weight="bold" officeooo:rsid="003989e1" style:font-weight-asian="bold" style:font-weight-complex="bold"/>
    </style:style>
    <style:style style:name="T96" style:family="text">
      <style:text-properties fo:language="bg" fo:country="BG" officeooo:rsid="003989e1"/>
    </style:style>
    <style:style style:name="T97" style:family="text">
      <style:text-properties officeooo:rsid="01a1ad32"/>
    </style:style>
    <style:style style:name="T98" style:family="text">
      <style:text-properties officeooo:rsid="01a56d4b"/>
    </style:style>
    <style:style style:name="T99" style:family="text">
      <style:text-properties officeooo:rsid="01a68259"/>
    </style:style>
    <style:style style:name="T100" style:family="text">
      <style:text-properties officeooo:rsid="01a8524f"/>
    </style:style>
    <style:style style:name="T101" style:family="text">
      <style:text-properties officeooo:rsid="01a8fc9c"/>
    </style:style>
    <style:style style:name="T102" style:family="text">
      <style:text-properties officeooo:rsid="01aa753b"/>
    </style:style>
    <style:style style:name="T103" style:family="text">
      <style:text-properties officeooo:rsid="01ab191d"/>
    </style:style>
    <style:style style:name="T104" style:family="text">
      <style:text-properties officeooo:rsid="01ab3712"/>
    </style:style>
    <style:style style:name="T105" style:family="text">
      <style:text-properties officeooo:rsid="01abf334"/>
    </style:style>
    <style:style style:name="T106" style:family="text">
      <style:text-properties officeooo:rsid="01ac5341"/>
    </style:style>
    <style:style style:name="T107" style:family="text">
      <style:text-properties officeooo:rsid="01acd10f"/>
    </style:style>
    <style:style style:name="T108" style:family="text">
      <style:text-properties officeooo:rsid="01ae5132"/>
    </style:style>
    <style:style style:name="T109" style:family="text">
      <style:text-properties officeooo:rsid="01af723c"/>
    </style:style>
    <style:style style:name="T110" style:family="text">
      <style:text-properties officeooo:rsid="01af72ed"/>
    </style:style>
    <style:style style:name="T111" style:family="text">
      <style:text-properties officeooo:rsid="01b016a1"/>
    </style:style>
    <style:style style:name="T112" style:family="text">
      <style:text-properties officeooo:rsid="01b6abd2"/>
    </style:style>
    <style:style style:name="T113" style:family="text">
      <style:text-properties officeooo:rsid="01c0cb9f"/>
    </style:style>
    <style:style style:name="T114" style:family="text">
      <style:text-properties officeooo:rsid="01c52519"/>
    </style:style>
    <style:style style:name="T115" style:family="text">
      <style:text-properties officeooo:rsid="01c6390a"/>
    </style:style>
    <style:style style:name="T116" style:family="text">
      <style:text-properties officeooo:rsid="01c81160"/>
    </style:style>
    <style:style style:name="T117" style:family="text">
      <style:text-properties officeooo:rsid="01c9b453"/>
    </style:style>
    <style:style style:name="T118" style:family="text">
      <style:text-properties officeooo:rsid="01cbe912"/>
    </style:style>
    <style:style style:name="T119" style:family="text">
      <style:text-properties officeooo:rsid="01d27b28"/>
    </style:style>
    <style:style style:name="T120" style:family="text">
      <style:text-properties officeooo:rsid="01e4c9f7"/>
    </style:style>
    <style:style style:name="T121" style:family="text">
      <style:text-properties officeooo:rsid="01e5f5b7"/>
    </style:style>
    <style:style style:name="T122" style:family="text">
      <style:text-properties officeooo:rsid="01ce872c"/>
    </style:style>
    <style:style style:name="T123" style:family="text">
      <style:text-properties officeooo:rsid="01eab529"/>
    </style:style>
    <style:style style:name="T124" style:family="text">
      <style:text-properties officeooo:rsid="01eed0e6"/>
    </style:style>
    <style:style style:name="T125" style:family="text">
      <style:text-properties officeooo:rsid="01f299c1"/>
    </style:style>
    <style:style style:name="T126" style:family="text">
      <style:text-properties officeooo:rsid="01fb3acc"/>
    </style:style>
    <style:style style:name="T127" style:family="text">
      <style:text-properties officeooo:rsid="01ffb47c"/>
    </style:style>
    <style:style style:name="T128" style:family="text">
      <style:text-properties officeooo:rsid="0208e5c9"/>
    </style:style>
    <style:style style:name="T129" style:family="text">
      <style:text-properties officeooo:rsid="020b91ec"/>
    </style:style>
    <style:style style:name="T130" style:family="text">
      <style:text-properties officeooo:rsid="0213561a"/>
    </style:style>
    <style:style style:name="T131" style:family="text">
      <style:text-properties officeooo:rsid="02145e71"/>
    </style:style>
    <style:style style:name="T132" style:family="text">
      <style:text-properties officeooo:rsid="0216f493"/>
    </style:style>
    <style:style style:name="T133" style:family="text">
      <style:text-properties officeooo:rsid="0219b5e5"/>
    </style:style>
    <style:style style:name="T134" style:family="text">
      <style:text-properties officeooo:rsid="02263f41"/>
    </style:style>
    <style:style style:name="T135" style:family="text">
      <style:text-properties officeooo:rsid="025b64b2"/>
    </style:style>
    <style:style style:name="T136" style:family="text">
      <style:text-properties officeooo:rsid="025cf1a4"/>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3">БЪЛГАРСКА <text:s/>АКАДЕМИЯ <text:s/>НА <text:s/>НАУКИТЕ</text:p>
      <text:p text:style-name="P2"/>
      <text:p text:style-name="P64">ИНСТИТУТ ПО ИНФОРМАЦИОННИ </text:p>
      <text:p text:style-name="P69">И КОМУНИКАЦИОННИ ТЕХНОЛОГИИ</text:p>
      <text:p text:style-name="P2"/>
      <text:p text:style-name="P2"/>
      <text:p text:style-name="P65">Д И С Е Р Т А Ц И Я</text:p>
      <text:p text:style-name="P66">ЗА ПРИСЪЖДАНЕ НА ОБРАЗОВАТЕЛНА </text:p>
      <text:p text:style-name="P6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4">Докторант:</text:span><text:tab/><text:tab/><text:tab/><text:tab/><text:tab/><text:tab/><text:span text:style-name="T34">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4">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0">6</text:span>г.</text:p>
      <text:h text:style-name="P274"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0"><text:a xlink:type="simple" xlink:href="#__RefHeading__144_63795308" text:style-name="Index_20_Link" text:visited-style-name="Index_20_Link">Съдържание<text:tab/>2</text:a></text:p>
          <text:p text:style-name="P220"><text:a xlink:type="simple" xlink:href="#__RefHeading__146_63795308" text:style-name="Index_20_Link" text:visited-style-name="Index_20_Link">Увод<text:tab/>4</text:a></text:p>
          <text:p text:style-name="P220"><text:a xlink:type="simple" xlink:href="#__RefHeading__148_63795308" text:style-name="Index_20_Link" text:visited-style-name="Index_20_Link">Глава 1 - Обзор на системи за прогнозиране на времеви редове<text:tab/>6</text:a></text:p>
          <text:p text:style-name="P220"><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22"><text:a xlink:type="simple" xlink:href="#__RefHeading__2955_724005782" text:style-name="Index_20_Link" text:visited-style-name="Index_20_Link"><text:s/>2.1 Дефиниция на задачата<text:tab/>22</text:a></text:p>
          <text:p text:style-name="P222"><text:a xlink:type="simple" xlink:href="#__RefHeading__2957_724005782" text:style-name="Index_20_Link" text:visited-style-name="Index_20_Link"><text:s/>2.2 Времеви редове<text:tab/>23</text:a></text:p>
          <text:p text:style-name="P222"><text:a xlink:type="simple" xlink:href="#__RefHeading__2959_724005782" text:style-name="Index_20_Link" text:visited-style-name="Index_20_Link"><text:s/>2.3 Изкуствени невронни мрежи<text:tab/>23</text:a></text:p>
          <text:p text:style-name="P222"><text:a xlink:type="simple" xlink:href="#__RefHeading__2961_724005782" text:style-name="Index_20_Link" text:visited-style-name="Index_20_Link"><text:s/>2.4 Диференциална еволюция<text:tab/>24</text:a></text:p>
          <text:p text:style-name="P222"><text:a xlink:type="simple" xlink:href="#__RefHeading__2963_724005782" text:style-name="Index_20_Link" text:visited-style-name="Index_20_Link"><text:s/>2.5 Изчисления в разпределена среда<text:tab/>25</text:a></text:p>
          <text:p text:style-name="P222"><text:a xlink:type="simple" xlink:href="#__RefHeading__2965_724005782" text:style-name="Index_20_Link" text:visited-style-name="Index_20_Link"><text:s/>2.6 Система за прогнозиран<text:tab/>26</text:a></text:p>
          <text:p text:style-name="P221"><text:a xlink:type="simple" xlink:href="#__RefHeading__3314_724005782" text:style-name="Index_20_Link" text:visited-style-name="Index_20_Link"><text:s/>2.6.1 Структура на ИНМ<text:tab/>29</text:a></text:p>
          <text:p text:style-name="P221"><text:a xlink:type="simple" xlink:href="#__RefHeading__3316_724005782" text:style-name="Index_20_Link" text:visited-style-name="Index_20_Link"><text:s/>2.6.2 Изчисления от входа към изхода<text:tab/>31</text:a></text:p>
          <text:p text:style-name="P221"><text:a xlink:type="simple" xlink:href="#__RefHeading__3318_724005782" text:style-name="Index_20_Link" text:visited-style-name="Index_20_Link"><text:s/>2.6.3 Манипулация на теглата в ИНМ с ДЕ<text:tab/>32</text:a></text:p>
          <text:p text:style-name="P221"><text:a xlink:type="simple" xlink:href="#__RefHeading__3320_724005782" text:style-name="Index_20_Link" text:visited-style-name="Index_20_Link"><text:s/>2.6.4 Представяне на входните и изходните данни<text:tab/>34</text:a></text:p>
          <text:p text:style-name="P221"><text:a xlink:type="simple" xlink:href="#__RefHeading__1941_564051341" text:style-name="Index_20_Link" text:visited-style-name="Index_20_Link"><text:s/>2.6.5 Оценка на индивидите в популацията<text:tab/>35</text:a></text:p>
          <text:p text:style-name="P221"><text:a xlink:type="simple" xlink:href="#__RefHeading__1943_564051341" text:style-name="Index_20_Link" text:visited-style-name="Index_20_Link"><text:s/>2.6.6 Хибридна реализация с ДЕ и ОРГ<text:tab/>36</text:a></text:p>
          <text:p text:style-name="P221"><text:a xlink:type="simple" xlink:href="#__RefHeading__1945_564051341" text:style-name="Index_20_Link" text:visited-style-name="Index_20_Link"><text:s/>2.6.7 Обучение на ИНМ с ДЕ в ИРС<text:tab/>37</text:a></text:p>
          <text:p text:style-name="P220"><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39</text:a></text:p>
          <text:p text:style-name="P222"><text:a xlink:type="simple" xlink:href="#__RefHeading___Toc2209_325322275" text:style-name="Index_20_Link" text:visited-style-name="Index_20_Link"><text:s/>3.1 Входна информация в разработената система<text:tab/>40</text:a></text:p>
          <text:p text:style-name="P222"><text:a xlink:type="simple" xlink:href="#__RefHeading___Toc2227_325322275" text:style-name="Index_20_Link" text:visited-style-name="Index_20_Link"><text:s/>3.2 Изчисления в разпределена среда<text:tab/>41</text:a></text:p>
          <text:p text:style-name="P222"><text:a xlink:type="simple" xlink:href="#__RefHeading___Toc2955_2025852820" text:style-name="Index_20_Link" text:visited-style-name="Index_20_Link"><text:s/>3.3 Избор на инструменти за разработка<text:tab/>41</text:a></text:p>
          <text:p text:style-name="P221"><text:a xlink:type="simple" xlink:href="#__RefHeading___Toc12989_1666585142" text:style-name="Index_20_Link" text:visited-style-name="Index_20_Link"><text:s/>3.3.1 Избор на инструменти за разработка от страната на клиентското приложени<text:tab/>41</text:a></text:p>
          <text:p text:style-name="P221"><text:a xlink:type="simple" xlink:href="#__RefHeading___Toc12991_1666585142" text:style-name="Index_20_Link" text:visited-style-name="Index_20_Link"><text:s/>3.3.2 Избор на инструменти за разработка от страната на сървъра<text:tab/>42</text:a></text:p>
          <text:p text:style-name="P222"><text:a xlink:type="simple" xlink:href="#__RefHeading___Toc12993_1666585142" text:style-name="Index_20_Link" text:visited-style-name="Index_20_Link"><text:s/>3.4 Обектно-ориентирана структура на програмния код от страна на клиента<text:tab/>43</text:a></text:p>
          <text:p text:style-name="P222"><text:a xlink:type="simple" xlink:href="#__RefHeading___Toc12995_1666585142" text:style-name="Index_20_Link" text:visited-style-name="Index_20_Link"><text:s/>3.5 Релационен модел за съхранение на данните от страна на сървъра<text:tab/>50</text:a></text:p>
          <text:p text:style-name="P222"><text:a xlink:type="simple" xlink:href="#__RefHeading___Toc10174_594487062" text:style-name="Index_20_Link" text:visited-style-name="Index_20_Link"><text:s/>3.6 Бак енд модул за наблюдение и настройване на системата<text:tab/>54</text:a></text:p>
          <text:p text:style-name="P222"><text:a xlink:type="simple" xlink:href="#__RefHeading___Toc10176_594487062" text:style-name="Index_20_Link" text:visited-style-name="Index_20_Link"><text:s/>3.7 Фронт енд модул за публикуване на информация от системата<text:tab/>59</text:a></text:p>
          <text:p text:style-name="P220"><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3</text:a></text:p>
          <text:p text:style-name="P222"><text:a xlink:type="simple" xlink:href="#__RefHeading___Toc3705_327085497" text:style-name="Index_20_Link" text:visited-style-name="Index_20_Link"><text:s/>4.1 Инцидентно участие на възли в система за разпределени изчисления<text:tab/>64</text:a></text:p>
          <text:p text:style-name="P222"><text:a xlink:type="simple" xlink:href="#__RefHeading___Toc3707_327085497" text:style-name="Index_20_Link" text:visited-style-name="Index_20_Link"><text:s/>4.2 Сравнение между C++ и AJAX, при правия пас на ИНМ<text:tab/>65</text:a></text:p>
          <text:p text:style-name="P222"><text:a xlink:type="simple" xlink:href="#__RefHeading___Toc3709_327085497" text:style-name="Index_20_Link" text:visited-style-name="Index_20_Link"><text:s/>4.3 Сравнение между различни топологии на ИНМ<text:tab/>70</text:a></text:p>
          <text:p text:style-name="P221"><text:a xlink:type="simple" xlink:href="#__RefHeading___Toc3711_327085497" text:style-name="Index_20_Link" text:visited-style-name="Index_20_Link"><text:s/>4.3.1 Сравнение между пълно-свързана и трислойна ИНМ<text:tab/>70</text:a></text:p>
          <text:p text:style-name="P221"><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2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20"><text:a xlink:type="simple" xlink:href="#__RefHeading__156_63795308" text:style-name="Index_20_Link" text:visited-style-name="Index_20_Link">Приноси<text:tab/>76</text:a></text:p>
          <text:p text:style-name="P220"><text:a xlink:type="simple" xlink:href="#__RefHeading__158_63795308" text:style-name="Index_20_Link" text:visited-style-name="Index_20_Link">Заключение<text:tab/>77</text:a></text:p>
          <text:p text:style-name="P220"><text:a xlink:type="simple" xlink:href="#__RefHeading___Toc11366_1918512102" text:style-name="Index_20_Link" text:visited-style-name="Index_20_Link">Списък със съкращенията<text:tab/>79</text:a></text:p>
          <text:p text:style-name="P220"><text:a xlink:type="simple" xlink:href="#__RefHeading___Toc11368_1918512102" text:style-name="Index_20_Link" text:visited-style-name="Index_20_Link">Речник на използваните термини<text:tab/>80</text:a></text:p>
          <text:p text:style-name="P220"><text:a xlink:type="simple" xlink:href="#__RefHeading__160_63795308" text:style-name="Index_20_Link" text:visited-style-name="Index_20_Link">Библиография<text:tab/>81</text:a></text:p>
          <text:p text:style-name="P220"><text:a xlink:type="simple" xlink:href="#__RefHeading__162_63795308" text:style-name="Index_20_Link" text:visited-style-name="Index_20_Link">Списък с публикациите по дисертационната работа<text:tab/>107</text:a></text:p>
          <text:p text:style-name="P220"><text:a xlink:type="simple" xlink:href="#__RefHeading__725_533363062" text:style-name="Index_20_Link" text:visited-style-name="Index_20_Link">Списък с цитирания и реферирания<text:tab/>108</text:a></text:p>
          <text:p text:style-name="P220"><text:a xlink:type="simple" xlink:href="#__RefHeading___Toc3274_594487062" text:style-name="Index_20_Link" text:visited-style-name="Index_20_Link">Списък с дипломни работи по темата на дисертационната работа<text:tab/>109</text:a></text:p>
        </text:index-body>
      </text:table-of-content>
      <text:p text:style-name="P2"/>
      <text:h text:style-name="P274"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5">Цитат!</text:span> Прогнозирането на времеви редове се подрежда на <text:span text:style-name="T37">X</text:span> място (от <text:span text:style-name="T39">Y</text:span> възможни) по приоритет в изследователските направления на научната дисциплина <text:span text:style-name="T35">„“</text:span>. Задачите за прогнозиране на времеви редове могат да бъдат разделени на <text:span text:style-name="T39">Z</text:span><text:span text:style-name="T38"> </text:span>отделни класа, в зависимост от тяхната <text:span text:style-name="T35">формална</text:span> постановка. <text:span text:style-name="T35">Разглеждане на различните класове!</text:span></text:p>
      <text:p text:style-name="P2"/>
      <text:p text:style-name="P2"><text:tab/>В дисертационната работа се разглеждат проблеми от <text:span text:style-name="T39">N-</text:span><text:span text:style-name="T35">тия</text:span> клас, а именно със задачи за прогнозиране на времеви редове <text:span text:style-name="T3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38">N </text:span>на брой точки в двумерното пространство могат да се прекарат безкраен брой криви <text:span text:style-name="T3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38">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28">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39">M</text:span><text:span text:style-name="T38">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74"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74"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35">[5]</text:span>, Giles <text:span text:style-name="T35">[9]</text:span> и Moody <text:span text:style-name="T35">[12]</text:span>. Като основен модел се използват така наречените Feed Forward Neural Networks (FFNN) (виж Haykin <text:span text:style-name="T3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35">[17]</text:span>). Комбиниран подход за обучение на ИНМ с помощта на еволюционни алгоритми е предложен от Yao <text:span text:style-name="T3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3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35">[3]</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3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3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3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3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3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3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text:soft-page-break/>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soft-page-break/><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76"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16.999cm" svg:height="14.556cm" draw:z-index="11"><draw:image xlink:href="Pictures/2000000900004D00000041F158D505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76"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3">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76"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76"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76"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75"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2">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5">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4">Фиг. </text:span><text:span text:style-name="T95">3</text:span><text:span text:style-name="T94">.</text:span><text:span text:style-name="T95">1</text:span><text:span text:style-name="T93"> Котировки </text:span><text:span text:style-name="T96">EUR/USD в MetaTrader 4</text:span><text:span text:style-name="T93">.</text:span></text:p>
      <text:p text:style-name="P10"/>
      <text:h text:style-name="Heading_20_2" text:outline-level="2"><text:bookmark-start text:name="__RefHeading___Toc2209_325322275"/><text:s text:c="2"/><text:span text:style-name="T46">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47">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48">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49">3.2 Изчисления в разпределена среда</text:span><text:bookmark-end text:name="__RefHeading___Toc2227_325322275"/></text:h>
      <text:p text:style-name="Standard"/>
      <text:p text:style-name="Standard"><text:tab/>По своята същност, <text:span text:style-name="T50">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7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3">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1">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2">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2">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77" text:outline-level="3"><text:bookmark-start text:name="__RefHeading___Toc12991_1666585142"/><text:s text:c="4"/><text:span text:style-name="T53">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4">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5">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5">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56">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57">(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58">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59">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70">ANN</text:p>
          </table:table-cell>
          <table:covered-table-cell/>
        </table:table-row>
        <table:table-row>
          <table:table-cell table:style-name="Table3.A2" office:value-type="string">
            <text:p text:style-name="P102">Отговорности</text:p>
          </table:table-cell>
          <table:table-cell table:style-name="Table3.B2" office:value-type="string">
            <text:p text:style-name="P102">Сътрудници</text:p>
          </table:table-cell>
        </table:table-row>
        <table:table-row>
          <table:table-cell table:style-name="Table3.A3" office:value-type="string">
            <text:p text:style-name="P179">* Представяне на ИНМ.</text:p>
            <text:p text:style-name="P179">* Приемане на входната за ИНМ информация.</text:p>
            <text:p text:style-name="P179">* Извеждане на изходната за ИНМ информация.</text:p>
            <text:p text:style-name="P179">* Пресмятане на правия пас при разпространение на информацията от входа, към изхода.</text:p>
            <text:p text:style-name="P179">* Пресмятане на обратния пас, за обучението с ОРГ.</text:p>
          </table:table-cell>
          <table:table-cell table:style-name="Table3.B3" office:value-type="string">
            <text:p text:style-name="P180">NuronsList</text:p>
            <text:p text:style-name="P180">ActivitiesMatrix</text:p>
            <text:p text:style-name="P180">WeightsMatrix</text:p>
            <text:p text:style-name="P180">Counter</text:p>
            <text:p text:style-name="P180">TrainingSet</text:p>
            <text:p text:style-name="P201">TimePeriod</text:p>
            <text:p text:style-name="P20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52"><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71">ANN<text:span text:style-name="T60">IO</text:span></text:p>
          </table:table-cell>
          <table:covered-table-cell/>
        </table:table-row>
        <table:table-row>
          <table:table-cell table:style-name="Table4.A2" office:value-type="string">
            <text:p text:style-name="P103">Отговорности</text:p>
          </table:table-cell>
          <table:table-cell table:style-name="Table4.B2" office:value-type="string">
            <text:p text:style-name="P103">Сътрудници</text:p>
          </table:table-cell>
        </table:table-row>
        <table:table-row>
          <table:table-cell table:style-name="Table4.A3" office:value-type="string">
            <text:p text:style-name="P134">* Служи като контейнер за вектори от входни/изходни данни към/от ИНМ.</text:p>
          </table:table-cell>
          <table:table-cell table:style-name="Table4.B3" office:value-type="string">
            <text:p text:style-name="P13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53"><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72">ANN<text:span text:style-name="T61">Input</text:span></text:p>
          </table:table-cell>
          <table:covered-table-cell/>
        </table:table-row>
        <table:table-row>
          <table:table-cell table:style-name="Table5.A2" office:value-type="string">
            <text:p text:style-name="P104">Отговорности</text:p>
          </table:table-cell>
          <table:table-cell table:style-name="Table5.B2" office:value-type="string">
            <text:p text:style-name="P104">Сътрудници</text:p>
          </table:table-cell>
        </table:table-row>
        <table:table-row>
          <table:table-cell table:style-name="Table5.A3" office:value-type="string">
            <text:p text:style-name="P135">* Контейнер за входни данни към ИНМ.</text:p>
          </table:table-cell>
          <table:table-cell table:style-name="Table5.B3" office:value-type="string">
            <text:p text:style-name="P20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54"><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73">ANN<text:span text:style-name="T62">Output</text:span></text:p>
          </table:table-cell>
          <table:covered-table-cell/>
        </table:table-row>
        <text:soft-page-break/>
        <table:table-row>
          <table:table-cell table:style-name="Table6.A2" office:value-type="string">
            <text:p text:style-name="P105">Отговорности</text:p>
          </table:table-cell>
          <table:table-cell table:style-name="Table6.B2" office:value-type="string">
            <text:p text:style-name="P105">Сътрудници</text:p>
          </table:table-cell>
        </table:table-row>
        <table:table-row>
          <table:table-cell table:style-name="Table6.A3" office:value-type="string">
            <text:p text:style-name="P136">* Контейнер за изходни данни от ИНМ.</text:p>
          </table:table-cell>
          <table:table-cell table:style-name="Table6.B3" office:value-type="string">
            <text:p text:style-name="P20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55"><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74">Activit<text:span text:style-name="T63">ies</text:span>Matrix</text:p>
          </table:table-cell>
          <table:covered-table-cell/>
        </table:table-row>
        <table:table-row>
          <table:table-cell table:style-name="Table7.A2" office:value-type="string">
            <text:p text:style-name="P106">Отговорности</text:p>
          </table:table-cell>
          <table:table-cell table:style-name="Table7.B2" office:value-type="string">
            <text:p text:style-name="P106">Сътрудници</text:p>
          </table:table-cell>
        </table:table-row>
        <table:table-row>
          <table:table-cell table:style-name="Table7.A3" office:value-type="string">
            <text:p text:style-name="P13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56"><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75">Chromosome</text:p>
          </table:table-cell>
          <table:covered-table-cell/>
        </table:table-row>
        <table:table-row>
          <table:table-cell table:style-name="Table8.A2" office:value-type="string">
            <text:p text:style-name="P107">Отговорности</text:p>
          </table:table-cell>
          <table:table-cell table:style-name="Table8.B2" office:value-type="string">
            <text:p text:style-name="P107">Сътрудници</text:p>
          </table:table-cell>
        </table:table-row>
        <table:table-row>
          <table:table-cell table:style-name="Table8.A3" office:value-type="string">
            <text:p text:style-name="P138">* Представя хромозома в популацията на ДЕ <text:span text:style-name="T65">(матрица с тегла на ИНМ)</text:span>.</text:p>
            <text:p text:style-name="P138">* Носи информация за жизнеността си.</text:p>
            <text:p text:style-name="P138">* Генерира хромозома със случайни числа. </text:p>
          </table:table-cell>
          <table:table-cell table:style-name="Table8.B3" office:value-type="string">
            <text:p text:style-name="P18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57"><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76">Communicator</text:p>
          </table:table-cell>
          <table:covered-table-cell/>
        </table:table-row>
        <table:table-row>
          <table:table-cell table:style-name="Table9.A2" office:value-type="string">
            <text:p text:style-name="P108">Отговорности</text:p>
          </table:table-cell>
          <table:table-cell table:style-name="Table9.B2" office:value-type="string">
            <text:p text:style-name="P108">Сътрудници</text:p>
          </table:table-cell>
        </table:table-row>
        <table:table-row>
          <table:table-cell table:style-name="Table9.A3" office:value-type="string">
            <text:p text:style-name="P139">* Задава базова рамка за комуникационен интерфейс <text:span text:style-name="T66">(служи за наследяване).</text:span></text:p>
          </table:table-cell>
          <table:table-cell table:style-name="Table9.B3" office:value-type="string">
            <text:p text:style-name="P184">DE</text:p>
            <text:p text:style-name="P184">ANN</text:p>
            <text:p text:style-name="P182">NeuronList</text:p>
            <text:p text:style-name="P182">WeightMatrix</text:p>
            <text:p text:style-name="P182">ActivitiesMatrix</text:p>
            <text:p text:style-name="P184">ModelParameters</text:p>
            <text:p text:style-name="P206"><text:soft-page-break/>TimePeriod</text:p>
            <text:p text:style-name="P184">RateInfo</text:p>
            <text:p text:style-name="P18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79">Communicator е базов клас, наследен от по-специфични реализации на комуникационната функционалност. </text:span></text:p>
      <text:p text:style-name="P14"/>
      <text:p text:style-name="P258"><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77">Counter</text:p>
          </table:table-cell>
          <table:covered-table-cell/>
        </table:table-row>
        <table:table-row>
          <table:table-cell table:style-name="Table10.A2" office:value-type="string">
            <text:p text:style-name="P109">Отговорности</text:p>
          </table:table-cell>
          <table:table-cell table:style-name="Table10.B2" office:value-type="string">
            <text:p text:style-name="P109">Сътрудници</text:p>
          </table:table-cell>
        </table:table-row>
        <table:table-row>
          <table:table-cell table:style-name="Table10.A3" office:value-type="string">
            <text:p text:style-name="P140">* Натрупва статистическа информация за работата на системата.</text:p>
            <text:p text:style-name="P140">* Поддържа броячи под формата на ключ-стойност двойки.</text:p>
          </table:table-cell>
          <table:table-cell table:style-name="Table10.B3" office:value-type="string">
            <text:p text:style-name="P14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59"><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78">CrossoverType</text:p>
          </table:table-cell>
          <table:covered-table-cell/>
        </table:table-row>
        <table:table-row>
          <table:table-cell table:style-name="Table11.A2" office:value-type="string">
            <text:p text:style-name="P110">Отговорности</text:p>
          </table:table-cell>
          <table:table-cell table:style-name="Table11.B2" office:value-type="string">
            <text:p text:style-name="P110">Сътрудници</text:p>
          </table:table-cell>
        </table:table-row>
        <table:table-row>
          <table:table-cell table:style-name="Table11.A3" office:value-type="string">
            <text:p text:style-name="P141">* Задава различни възможности за операцията по кръстосване в ДЕ.</text:p>
          </table:table-cell>
          <table:table-cell table:style-name="Table11.B3" office:value-type="string">
            <text:p text:style-name="P14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60"><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79">DE</text:p>
          </table:table-cell>
          <table:covered-table-cell/>
        </table:table-row>
        <table:table-row>
          <table:table-cell table:style-name="Table12.A2" office:value-type="string">
            <text:p text:style-name="P111">Отговорности</text:p>
          </table:table-cell>
          <table:table-cell table:style-name="Table12.B2" office:value-type="string">
            <text:p text:style-name="P111">Сътрудници</text:p>
          </table:table-cell>
        </table:table-row>
        <table:table-row>
          <table:table-cell table:style-name="Table12.A3" office:value-type="string">
            <text:p text:style-name="P142">* Реализира алгоритъма на ДЕ.</text:p>
            <text:p text:style-name="P142">* Изпълнява операцията по селекция в ДЕ.</text:p>
            <text:p text:style-name="P142">* Изпълнява операцията за рекомбинация в ДЕ.</text:p>
          </table:table-cell>
          <table:table-cell table:style-name="Table12.B3" office:value-type="string">
            <text:p text:style-name="P188">Population</text:p>
            <text:p text:style-name="P189">Counter</text:p>
            <text:p text:style-name="P189">ANN</text:p>
            <text:p text:style-name="P207">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61"><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80">GraphMatrix</text:p>
          </table:table-cell>
          <table:covered-table-cell/>
        </table:table-row>
        <table:table-row>
          <table:table-cell table:style-name="Table13.A2" office:value-type="string">
            <text:p text:style-name="P112">Отговорности</text:p>
          </table:table-cell>
          <table:table-cell table:style-name="Table13.B2" office:value-type="string">
            <text:p text:style-name="P112">Сътрудници</text:p>
          </table:table-cell>
        </table:table-row>
        <table:table-row>
          <table:table-cell table:style-name="Table13.A3" office:value-type="string">
            <text:p text:style-name="P143">* Задава матрица на съседство в насочен тегловен граф <text:span text:style-name="T67">(служи за наследяване)</text:span>.</text:p>
          </table:table-cell>
          <table:table-cell table:style-name="Table13.B3" office:value-type="string">
            <text:p text:style-name="P14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62"><text:span text:style-name="T1">Таб. 3.1</text:span><text:span text:style-name="T28">2</text:span> Отговорници и сътрудници на класа описващ комуникация по <text:span text:style-name="T135">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81">HttpCommunicator</text:p>
          </table:table-cell>
          <table:covered-table-cell/>
        </table:table-row>
        <table:table-row>
          <table:table-cell table:style-name="Table14.A2" office:value-type="string">
            <text:p text:style-name="P113">Отговорности</text:p>
          </table:table-cell>
          <table:table-cell table:style-name="Table14.B2" office:value-type="string">
            <text:p text:style-name="P113">Сътрудници</text:p>
          </table:table-cell>
        </table:table-row>
        <table:table-row>
          <table:table-cell table:style-name="Table14.A3" office:value-type="string">
            <text:p text:style-name="P144">* Комуникация с отдалечен уеб сървър, с базов протокол <text:span text:style-name="T68">HTTP.</text:span></text:p>
            <text:p text:style-name="P144">* Синтактичен анализ <text:span text:style-name="T69">(парсване)</text:span> на неструктурирана информация, която се обменя към и от уеб сървъра.</text:p>
          </table:table-cell>
          <table:table-cell table:style-name="Table14.B3" office:value-type="string">
            <text:p text:style-name="P185">DE</text:p>
            <text:p text:style-name="P185">ANN</text:p>
            <text:p text:style-name="P185">NeuronList</text:p>
            <text:p text:style-name="P185">WeightMatrix</text:p>
            <text:p text:style-name="P208">Communicator</text:p>
            <text:p text:style-name="P186">ActivitiesMatrix</text:p>
            <text:p text:style-name="P185">ModelParameters</text:p>
            <text:p text:style-name="P210">TimePeriod</text:p>
            <text:p text:style-name="P185">RateInfo</text:p>
            <text:p text:style-name="P185">Counter</text:p>
          </table:table-cell>
        </table:table-row>
      </table:table>
      <text:p text:style-name="P19"/>
      <text:p text:style-name="P19"><text:tab/>Един от най-разпространените комуникационни протоколи е <text:span text:style-name="T80">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63"><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82">Init</text:p>
          </table:table-cell>
          <table:covered-table-cell/>
        </table:table-row>
        <table:table-row>
          <table:table-cell table:style-name="Table15.A2" office:value-type="string">
            <text:p text:style-name="P114">Отговорности</text:p>
          </table:table-cell>
          <table:table-cell table:style-name="Table15.B2" office:value-type="string">
            <text:p text:style-name="P114">Сътрудници</text:p>
          </table:table-cell>
        </table:table-row>
        <table:table-row>
          <table:table-cell table:style-name="Table15.A3" office:value-type="string">
            <text:p text:style-name="P145">* Зареждане на параметри за настройката на системата от инициализационен файл.</text:p>
          </table:table-cell>
          <table:table-cell table:style-name="Table15.B3" office:value-type="string">
            <text:p text:style-name="P145">-</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64"><text:span text:style-name="T1">Таб. 3.1</text:span><text:span text:style-name="T29">4</text:span> Отговорници и сътрудници на класа описващ <text:span text:style-name="T136">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83">JsonHttpCommunicator</text:p>
          </table:table-cell>
          <table:covered-table-cell/>
        </table:table-row>
        <table:table-row>
          <table:table-cell table:style-name="Table16.A2" office:value-type="string">
            <text:p text:style-name="P115">Отговорности</text:p>
          </table:table-cell>
          <table:table-cell table:style-name="Table16.B2" office:value-type="string">
            <text:p text:style-name="P115">Сътрудници</text:p>
          </table:table-cell>
        </table:table-row>
        <table:table-row>
          <table:table-cell table:style-name="Table16.A3" office:value-type="string">
            <text:p text:style-name="P190">* Комуникация с отдалечен уеб сървър, с базов протокол <text:span text:style-name="T68">HTTP.</text:span></text:p>
            <text:p text:style-name="P190">* Синтактичен анализ <text:span text:style-name="T69">(парсване)</text:span> на <text:span text:style-name="T70">JSON</text:span> структурирана информация, която се обменя към и от уеб сървъра.</text:p>
          </table:table-cell>
          <table:table-cell table:style-name="Table16.B3" office:value-type="string">
            <text:p text:style-name="P187">DE</text:p>
            <text:p text:style-name="P187">ANN</text:p>
            <text:p text:style-name="P187">NeuronList</text:p>
            <text:p text:style-name="P187">WeightMatrix</text:p>
            <text:p text:style-name="P209">Communicator</text:p>
            <text:p text:style-name="P187">ActivitiesMatrix</text:p>
            <text:p text:style-name="P187">ModelParameters</text:p>
            <text:p text:style-name="P211">TimePeriod</text:p>
            <text:p text:style-name="P187">RateInfo</text:p>
            <text:p text:style-name="P187">Counter</text:p>
          </table:table-cell>
        </table:table-row>
      </table:table>
      <text:p text:style-name="P21"/>
      <text:p text:style-name="P21"><text:tab/>При комуникация по протокола <text:span text:style-name="T81">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65"><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84">ModelParameters</text:p>
          </table:table-cell>
          <table:covered-table-cell/>
        </table:table-row>
        <table:table-row>
          <table:table-cell table:style-name="Table17.A2" office:value-type="string">
            <text:p text:style-name="P116">Отговорности</text:p>
          </table:table-cell>
          <table:table-cell table:style-name="Table17.B2" office:value-type="string">
            <text:p text:style-name="P116">Сътрудници</text:p>
          </table:table-cell>
        </table:table-row>
        <table:table-row>
          <table:table-cell table:style-name="Table17.A3" office:value-type="string">
            <text:p text:style-name="P14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2">TimePeriod</text:p>
          </table:table-cell>
        </table:table-row>
      </table:table>
      <text:p text:style-name="P22"/>
      <text:p text:style-name="P22"><text:tab/>Параметрите на всеки модел <text:span text:style-name="T82">(ИНМ+ДЕ+ВР) се обработват от помощен клас, така че методите да получават само един обект, а не серия от параметри. </text:span></text:p>
      <text:p text:style-name="P22"/>
      <text:p text:style-name="P266"><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85">Neuron</text:p>
          </table:table-cell>
          <table:covered-table-cell/>
        </table:table-row>
        <table:table-row>
          <table:table-cell table:style-name="Table18.A2" office:value-type="string">
            <text:p text:style-name="P117">Отговорности</text:p>
          </table:table-cell>
          <table:table-cell table:style-name="Table18.B2" office:value-type="string">
            <text:p text:style-name="P117">Сътрудници</text:p>
          </table:table-cell>
        </table:table-row>
        <table:table-row>
          <table:table-cell table:style-name="Table18.A3" office:value-type="string">
            <text:p text:style-name="P147">* Представя невроните в ИНМ.</text:p>
            <text:p text:style-name="P147">* Поддържа различни типове неврони.</text:p>
            <text:p text:style-name="P147"><text:soft-page-break/>* Поддържа стойност на изходния сигнал.</text:p>
            <text:p text:style-name="P147">* Поддържа стойност на грешката, за неврона, при обратния пас от обучението на ИНМ с ОРГ.</text:p>
          </table:table-cell>
          <table:table-cell table:style-name="Table18.B3" office:value-type="string">
            <text:p text:style-name="P19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67"><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86">NeuronType</text:p>
          </table:table-cell>
          <table:covered-table-cell/>
        </table:table-row>
        <table:table-row>
          <table:table-cell table:style-name="Table19.A2" office:value-type="string">
            <text:p text:style-name="P118">Отговорности</text:p>
          </table:table-cell>
          <table:table-cell table:style-name="Table19.B2" office:value-type="string">
            <text:p text:style-name="P118">Сътрудници</text:p>
          </table:table-cell>
        </table:table-row>
        <table:table-row>
          <table:table-cell table:style-name="Table19.A3" office:value-type="string">
            <text:p text:style-name="P148">* Задава различните възможности за типове неврони. </text:p>
          </table:table-cell>
          <table:table-cell table:style-name="Table19.B3" office:value-type="string">
            <text:p text:style-name="P148">-</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3">(примерно неврон, който е входен, а в същото време и изходен за ИНМ).</text:span></text:p>
      <text:p text:style-name="P24"/>
      <text:p text:style-name="P268"><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87">NeuronsList</text:p>
          </table:table-cell>
          <table:covered-table-cell/>
        </table:table-row>
        <table:table-row>
          <table:table-cell table:style-name="Table20.A2" office:value-type="string">
            <text:p text:style-name="P119">Отговорности</text:p>
          </table:table-cell>
          <table:table-cell table:style-name="Table20.B2" office:value-type="string">
            <text:p text:style-name="P119">Сътрудници</text:p>
          </table:table-cell>
        </table:table-row>
        <table:table-row>
          <table:table-cell table:style-name="Table20.A3" office:value-type="string">
            <text:p text:style-name="P149">* Поддържа списък с всички неврони в ИНМ.</text:p>
            <text:p text:style-name="P149">* Поддържа информация за броя неврони от различен тип.</text:p>
          </table:table-cell>
          <table:table-cell table:style-name="Table20.B3" office:value-type="string">
            <text:p text:style-name="P19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69"><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88">Population</text:p>
          </table:table-cell>
          <table:covered-table-cell/>
        </table:table-row>
        <table:table-row>
          <table:table-cell table:style-name="Table21.A2" office:value-type="string">
            <text:p text:style-name="P120">Отговорности</text:p>
          </table:table-cell>
          <table:table-cell table:style-name="Table21.B2" office:value-type="string">
            <text:p text:style-name="P120">Сътрудници</text:p>
          </table:table-cell>
        </table:table-row>
        <table:table-row>
          <table:table-cell table:style-name="Table21.A3" office:value-type="string">
            <text:p text:style-name="P150">* Поддържа популацията за ДЕ.</text:p>
            <text:p text:style-name="P150">* Инициализира популация със случайни числа.</text:p>
            <text:p text:style-name="P150">* Поддържа информация за най-добрия индивид в популацията. </text:p>
          </table:table-cell>
          <table:table-cell table:style-name="Table21.B3" office:value-type="string">
            <text:p text:style-name="P193">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68"><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89">RateInfo</text:p>
          </table:table-cell>
          <table:covered-table-cell/>
        </table:table-row>
        <table:table-row>
          <table:table-cell table:style-name="Table22.A2" office:value-type="string">
            <text:p text:style-name="P121">Отговорности</text:p>
          </table:table-cell>
          <table:table-cell table:style-name="Table22.B2" office:value-type="string">
            <text:p text:style-name="P121">Сътрудници</text:p>
          </table:table-cell>
        </table:table-row>
        <table:table-row>
          <table:table-cell table:style-name="Table22.A3" office:value-type="string">
            <text:p text:style-name="P151">* Съхранява информация за един бар от графиката на времевия ред <text:span text:style-name="T71">(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68"><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90">TimePeriod</text:p>
          </table:table-cell>
          <table:covered-table-cell/>
        </table:table-row>
        <table:table-row>
          <table:table-cell table:style-name="Table23.A2" office:value-type="string">
            <text:p text:style-name="P122">Отговорности</text:p>
          </table:table-cell>
          <table:table-cell table:style-name="Table23.B2" office:value-type="string">
            <text:p text:style-name="P122">Сътрудници</text:p>
          </table:table-cell>
        </table:table-row>
        <table:table-row>
          <table:table-cell table:style-name="Table23.A3" office:value-type="string">
            <text:p text:style-name="P152">* Задава възможните времеви период за които има събрани исторически данни <text:span text:style-name="T72">(съответстват на брой минути)</text:span>.</text:p>
          </table:table-cell>
          <table:table-cell table:style-name="Table23.B3" office:value-type="string">
            <text:p text:style-name="P152">-</text:p>
          </table:table-cell>
        </table:table-row>
      </table:table>
      <text:p text:style-name="P28"/>
      <text:p text:style-name="P40"><text:tab/>В програмата <text:span text:style-name="T84">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68"><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91">Trainer</text:p>
          </table:table-cell>
          <table:covered-table-cell/>
        </table:table-row>
        <table:table-row>
          <table:table-cell table:style-name="Table24.A2" office:value-type="string">
            <text:p text:style-name="P123">Отговорности</text:p>
          </table:table-cell>
          <table:table-cell table:style-name="Table24.B2" office:value-type="string">
            <text:p text:style-name="P123">Сътрудници</text:p>
          </table:table-cell>
        </table:table-row>
        <table:table-row>
          <table:table-cell table:style-name="Table24.A3" office:value-type="string">
            <text:p text:style-name="P153">* Извършва процеса по обучение на ИНМ.</text:p>
            <text:p text:style-name="P153">* Използва се за извличане на прогнози.</text:p>
            <text:p text:style-name="P153">* Обновява тренировъчното множество.</text:p>
            <text:p text:style-name="P153">* Докладва за най-доброто намерено решение.</text:p>
          </table:table-cell>
          <table:table-cell table:style-name="Table24.B3" office:value-type="string">
            <text:p text:style-name="P194">TimePeriod</text:p>
            <text:p text:style-name="P194">Counter</text:p>
            <text:p text:style-name="P194">ANN</text:p>
            <text:p text:style-name="P194">DE</text:p>
            <text:p text:style-name="P194">TrainingSet</text:p>
            <text:p text:style-name="P194">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68"><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92">TrainingExample</text:p>
          </table:table-cell>
          <table:covered-table-cell/>
        </table:table-row>
        <table:table-row>
          <table:table-cell table:style-name="Table25.A2" office:value-type="string">
            <text:p text:style-name="P124">Отговорности</text:p>
          </table:table-cell>
          <table:table-cell table:style-name="Table25.B2" office:value-type="string">
            <text:p text:style-name="P124">Сътрудници</text:p>
          </table:table-cell>
        </table:table-row>
        <table:table-row>
          <table:table-cell table:style-name="Table25.A3" office:value-type="string">
            <text:p text:style-name="P154">* Представя тренировъчните примери за ИНМ, които включват вход, изход и очакван изход.</text:p>
          </table:table-cell>
          <table:table-cell table:style-name="Table25.B3" office:value-type="string">
            <text:p text:style-name="P19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68"><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93">TrainingSet</text:p>
          </table:table-cell>
          <table:covered-table-cell/>
        </table:table-row>
        <table:table-row>
          <table:table-cell table:style-name="Table26.A2" office:value-type="string">
            <text:p text:style-name="P125">Отговорности</text:p>
          </table:table-cell>
          <table:table-cell table:style-name="Table26.B2" office:value-type="string">
            <text:p text:style-name="P125">Сътрудници</text:p>
          </table:table-cell>
        </table:table-row>
        <table:table-row>
          <table:table-cell table:style-name="Table26.A3" office:value-type="string">
            <text:p text:style-name="P155">* Съдържа набор от тренировъчни примери.</text:p>
            <text:p text:style-name="P155">* Трансформира информацията от външната среда във вид подходящ за въвеждане в и извеждане от ИНМ.</text:p>
          </table:table-cell>
          <table:table-cell table:style-name="Table26.B3" office:value-type="string">
            <text:p text:style-name="P196">RateInfo</text:p>
            <text:p text:style-name="P196">TrainingExample</text:p>
            <text:p text:style-name="P197">ANNIO</text:p>
            <text:p text:style-name="P19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68"><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94">WeightsMatrix</text:p>
          </table:table-cell>
          <table:covered-table-cell/>
        </table:table-row>
        <table:table-row>
          <table:table-cell table:style-name="Table27.A2" office:value-type="string">
            <text:p text:style-name="P126">Отговорности</text:p>
          </table:table-cell>
          <table:table-cell table:style-name="Table27.B2" office:value-type="string">
            <text:p text:style-name="P126">Сътрудници</text:p>
          </table:table-cell>
        </table:table-row>
        <table:table-row>
          <table:table-cell table:style-name="Table27.A3" office:value-type="string">
            <text:p text:style-name="P199">* Определя матрица на съседство между възлите на ИНМ. Числено представя обучените тегла на ИНМ.</text:p>
          </table:table-cell>
          <table:table-cell table:style-name="Table27.B3" office:value-type="string">
            <text:p text:style-name="P20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68"><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95">ann</text:p>
          </table:table-cell>
          <table:covered-table-cell/>
        </table:table-row>
        <table:table-row>
          <table:table-cell table:style-name="Table28.A2" office:value-type="string">
            <text:p text:style-name="P127">Атрибути</text:p>
          </table:table-cell>
          <table:table-cell table:style-name="Table28.B2" office:value-type="string">
            <text:p text:style-name="P127">Връзки</text:p>
          </table:table-cell>
        </table:table-row>
        <table:table-row>
          <table:table-cell table:style-name="Table28.A7" office:value-type="string">
            <text:p text:style-name="P157">id</text:p>
          </table:table-cell>
          <table:table-cell table:style-name="Table28.B3" office:value-type="string">
            <text:p text:style-name="P156"/>
          </table:table-cell>
        </table:table-row>
        <table:table-row>
          <table:table-cell table:style-name="Table28.A7" office:value-type="string">
            <text:p text:style-name="P157">ann_kind_id</text:p>
          </table:table-cell>
          <table:table-cell table:style-name="Table28.B7" office:value-type="string">
            <text:p text:style-name="P157">ann_kind.<text:span text:style-name="T64">id</text:span></text:p>
          </table:table-cell>
        </table:table-row>
        <table:table-row>
          <table:table-cell table:style-name="Table28.A7" office:value-type="string">
            <text:p text:style-name="P157">fitness</text:p>
          </table:table-cell>
          <table:table-cell table:style-name="Table28.B7" office:value-type="string">
            <text:p text:style-name="P156"/>
          </table:table-cell>
        </table:table-row>
        <table:table-row>
          <table:table-cell table:style-name="Table28.A7" office:value-type="string">
            <text:p text:style-name="P157">weights</text:p>
          </table:table-cell>
          <table:table-cell table:style-name="Table28.B7" office:value-type="string">
            <text:p text:style-name="P156"/>
          </table:table-cell>
        </table:table-row>
        <table:table-row>
          <table:table-cell table:style-name="Table28.A7" office:value-type="string">
            <text:p text:style-name="P158">happened</text:p>
          </table:table-cell>
          <table:table-cell table:style-name="Table28.B7" office:value-type="string">
            <text:p text:style-name="P156"/>
          </table:table-cell>
        </table:table-row>
      </table:table>
      <text:p text:style-name="Standard"/>
      <text:p text:style-name="Standard"><text:tab/>Всяка ИНМ е описана с матрица на съседство <text:span text:style-name="T73">(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3">(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69"><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96">ann_kind</text:p>
          </table:table-cell>
          <table:covered-table-cell/>
        </table:table-row>
        <table:table-row>
          <table:table-cell table:style-name="Table29.A2" office:value-type="string">
            <text:p text:style-name="P160">Атрибути</text:p>
          </table:table-cell>
          <table:table-cell table:style-name="Table29.B2" office:value-type="string">
            <text:p text:style-name="P128">Връзки</text:p>
          </table:table-cell>
        </table:table-row>
        <table:table-row>
          <table:table-cell table:style-name="Table29.A8" office:value-type="string">
            <text:p text:style-name="P171">id</text:p>
          </table:table-cell>
          <table:table-cell table:style-name="Table29.B3" office:value-type="string">
            <text:p text:style-name="P159"/>
          </table:table-cell>
        </table:table-row>
        <table:table-row>
          <table:table-cell table:style-name="Table29.A8" office:value-type="string">
            <text:p text:style-name="P172">currency_pairs_id</text:p>
          </table:table-cell>
          <table:table-cell table:style-name="Table29.B8" office:value-type="string">
            <text:p text:style-name="P172">currency_paris.id</text:p>
          </table:table-cell>
        </table:table-row>
        <table:table-row>
          <table:table-cell table:style-name="Table29.A8" office:value-type="string">
            <text:p text:style-name="P172">number_of_neurons</text:p>
          </table:table-cell>
          <table:table-cell table:style-name="Table29.B8" office:value-type="string">
            <text:p text:style-name="P159"/>
          </table:table-cell>
        </table:table-row>
        <table:table-row>
          <table:table-cell table:style-name="Table29.A8" office:value-type="string">
            <text:p text:style-name="P172">flags</text:p>
          </table:table-cell>
          <table:table-cell table:style-name="Table29.B8" office:value-type="string">
            <text:p text:style-name="P159"/>
          </table:table-cell>
        </table:table-row>
        <table:table-row>
          <table:table-cell table:style-name="Table29.A8" office:value-type="string">
            <text:p text:style-name="P172">activities</text:p>
          </table:table-cell>
          <table:table-cell table:style-name="Table29.B8" office:value-type="string">
            <text:p text:style-name="P159"/>
          </table:table-cell>
        </table:table-row>
        <table:table-row>
          <table:table-cell table:style-name="Table29.A8" office:value-type="string">
            <text:p text:style-name="P172">happened</text:p>
          </table:table-cell>
          <table:table-cell table:style-name="Table29.B8" office:value-type="string">
            <text:p text:style-name="P159"/>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4">(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68"><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97">currency_pairs</text:p>
          </table:table-cell>
          <table:covered-table-cell/>
        </table:table-row>
        <table:table-row>
          <table:table-cell table:style-name="Table30.A2" office:value-type="string">
            <text:p text:style-name="P161">Атрибути</text:p>
          </table:table-cell>
          <table:table-cell table:style-name="Table30.B2" office:value-type="string">
            <text:p text:style-name="P129">Връзки</text:p>
          </table:table-cell>
        </table:table-row>
        <table:table-row>
          <table:table-cell table:style-name="Table30.A9" office:value-type="string">
            <text:p text:style-name="P173">id</text:p>
          </table:table-cell>
          <table:table-cell table:style-name="Table30.B3" office:value-type="string">
            <text:p text:style-name="P166"/>
          </table:table-cell>
        </table:table-row>
        <table:table-row>
          <table:table-cell table:style-name="Table30.A9" office:value-type="string">
            <text:p text:style-name="P173">symbol</text:p>
          </table:table-cell>
          <table:table-cell table:style-name="Table30.B9" office:value-type="string">
            <text:p text:style-name="P166"/>
          </table:table-cell>
        </table:table-row>
        <table:table-row>
          <table:table-cell table:style-name="Table30.A9" office:value-type="string">
            <text:p text:style-name="P173">period_id</text:p>
          </table:table-cell>
          <table:table-cell table:style-name="Table30.B9" office:value-type="string">
            <text:p text:style-name="P173">time_periods.id</text:p>
          </table:table-cell>
        </table:table-row>
        <table:table-row>
          <table:table-cell table:style-name="Table30.A9" office:value-type="string">
            <text:p text:style-name="P173">offset</text:p>
          </table:table-cell>
          <table:table-cell table:style-name="Table30.B9" office:value-type="string">
            <text:p text:style-name="P166"/>
          </table:table-cell>
        </table:table-row>
        <table:table-row>
          <table:table-cell table:style-name="Table30.A9" office:value-type="string">
            <text:p text:style-name="P173">scale</text:p>
          </table:table-cell>
          <table:table-cell table:style-name="Table30.B9" office:value-type="string">
            <text:p text:style-name="P166"/>
          </table:table-cell>
        </table:table-row>
        <table:table-row>
          <table:table-cell table:style-name="Table30.A9" office:value-type="string">
            <text:p text:style-name="P173">description</text:p>
          </table:table-cell>
          <table:table-cell table:style-name="Table30.B9" office:value-type="string">
            <text:p text:style-name="P166"/>
          </table:table-cell>
        </table:table-row>
        <table:table-row>
          <table:table-cell table:style-name="Table30.A9" office:value-type="string">
            <text:p text:style-name="P173">happened</text:p>
          </table:table-cell>
          <table:table-cell table:style-name="Table30.B9" office:value-type="string">
            <text:p text:style-name="P16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5">(примерно EURUSD, полето symbol). Втората характеристика на времевия ред е периодът (външна връзка през полето period_id).</text:span></text:p>
      <text:p text:style-name="P33"/>
      <text:p text:style-name="P268"><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98">neurons_coordinates</text:p>
          </table:table-cell>
          <table:covered-table-cell/>
        </table:table-row>
        <table:table-row>
          <table:table-cell table:style-name="Table31.A2" office:value-type="string">
            <text:p text:style-name="P162">Атрибути</text:p>
          </table:table-cell>
          <table:table-cell table:style-name="Table31.B2" office:value-type="string">
            <text:p text:style-name="P130">Връзки</text:p>
          </table:table-cell>
        </table:table-row>
        <table:table-row>
          <table:table-cell table:style-name="Table31.A6" office:value-type="string">
            <text:p text:style-name="P174">id</text:p>
          </table:table-cell>
          <table:table-cell table:style-name="Table31.B3" office:value-type="string">
            <text:p text:style-name="P167"/>
          </table:table-cell>
        </table:table-row>
        <table:table-row>
          <table:table-cell table:style-name="Table31.A6" office:value-type="string">
            <text:p text:style-name="P174">ann_id</text:p>
          </table:table-cell>
          <table:table-cell table:style-name="Table31.B6" office:value-type="string">
            <text:p text:style-name="P174">ann.id</text:p>
          </table:table-cell>
        </table:table-row>
        <table:table-row>
          <table:table-cell table:style-name="Table31.A6" office:value-type="string">
            <text:p text:style-name="P174">coordinates</text:p>
          </table:table-cell>
          <table:table-cell table:style-name="Table31.B6" office:value-type="string">
            <text:p text:style-name="P167"/>
          </table:table-cell>
        </table:table-row>
        <table:table-row>
          <table:table-cell table:style-name="Table31.A6" office:value-type="string">
            <text:p text:style-name="P174">happened</text:p>
          </table:table-cell>
          <table:table-cell table:style-name="Table31.B6" office:value-type="string">
            <text:p text:style-name="P16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76">(полето coordinates). </text:span></text:p>
      <text:p text:style-name="P34"/>
      <text:p text:style-name="P270"><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99">time_periods</text:p>
          </table:table-cell>
          <table:covered-table-cell/>
        </table:table-row>
        <table:table-row>
          <table:table-cell table:style-name="Table32.A2" office:value-type="string">
            <text:p text:style-name="P163">Атрибути</text:p>
          </table:table-cell>
          <table:table-cell table:style-name="Table32.B2" office:value-type="string">
            <text:p text:style-name="P131">Връзки</text:p>
          </table:table-cell>
        </table:table-row>
        <table:table-row>
          <table:table-cell table:style-name="Table32.A5" office:value-type="string">
            <text:p text:style-name="P176">id</text:p>
          </table:table-cell>
          <table:table-cell table:style-name="Table32.B3" office:value-type="string">
            <text:p text:style-name="P168"/>
          </table:table-cell>
        </table:table-row>
        <table:table-row>
          <table:table-cell table:style-name="Table32.A5" office:value-type="string">
            <text:p text:style-name="P175">minutes</text:p>
          </table:table-cell>
          <table:table-cell table:style-name="Table32.B5" office:value-type="string">
            <text:p text:style-name="P168"/>
          </table:table-cell>
        </table:table-row>
        <table:table-row>
          <table:table-cell table:style-name="Table32.A5" office:value-type="string">
            <text:p text:style-name="P175">period</text:p>
          </table:table-cell>
          <table:table-cell table:style-name="Table32.B5" office:value-type="string">
            <text:p text:style-name="P168"/>
          </table:table-cell>
        </table:table-row>
      </table:table>
      <text:p text:style-name="P35"/>
      <text:p text:style-name="P35"><text:tab/>В програмата <text:span text:style-name="T77">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70"><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00">training_options</text:p>
          </table:table-cell>
          <table:covered-table-cell/>
        </table:table-row>
        <table:table-row>
          <table:table-cell table:style-name="Table33.A2" office:value-type="string">
            <text:p text:style-name="P164">Атрибути</text:p>
          </table:table-cell>
          <table:table-cell table:style-name="Table33.B2" office:value-type="string">
            <text:p text:style-name="P132">Връзки</text:p>
          </table:table-cell>
        </table:table-row>
        <table:table-row>
          <table:table-cell table:style-name="Table33.A7" office:value-type="string">
            <text:p text:style-name="P177">id</text:p>
          </table:table-cell>
          <table:table-cell table:style-name="Table33.B3" office:value-type="string">
            <text:p text:style-name="P169"/>
          </table:table-cell>
        </table:table-row>
        <table:table-row>
          <table:table-cell table:style-name="Table33.A7" office:value-type="string">
            <text:p text:style-name="P177">ann_id</text:p>
          </table:table-cell>
          <table:table-cell table:style-name="Table33.B7" office:value-type="string">
            <text:p text:style-name="P177">ann.id</text:p>
          </table:table-cell>
        </table:table-row>
        <table:table-row>
          <table:table-cell table:style-name="Table33.A7" office:value-type="string">
            <text:p text:style-name="P177">de_population_size</text:p>
          </table:table-cell>
          <table:table-cell table:style-name="Table33.B7" office:value-type="string">
            <text:p text:style-name="P169"/>
          </table:table-cell>
        </table:table-row>
        <table:table-row>
          <table:table-cell table:style-name="Table33.A7" office:value-type="string">
            <text:p text:style-name="P177">number_of_training_bars</text:p>
          </table:table-cell>
          <table:table-cell table:style-name="Table33.B7" office:value-type="string">
            <text:p text:style-name="P169"/>
          </table:table-cell>
        </table:table-row>
        <table:table-row>
          <table:table-cell table:style-name="Table33.A7" office:value-type="string">
            <text:p text:style-name="P177">after_bars_prediction</text:p>
          </table:table-cell>
          <table:table-cell table:style-name="Table33.B7" office:value-type="string">
            <text:p text:style-name="P16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70"><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01">training_set</text:p>
          </table:table-cell>
          <table:covered-table-cell/>
        </table:table-row>
        <table:table-row>
          <table:table-cell table:style-name="Table34.A2" office:value-type="string">
            <text:p text:style-name="P165">Атрибути</text:p>
          </table:table-cell>
          <table:table-cell table:style-name="Table34.B2" office:value-type="string">
            <text:p text:style-name="P133">Връзки</text:p>
          </table:table-cell>
        </table:table-row>
        <table:table-row>
          <table:table-cell table:style-name="Table34.A12" office:value-type="string">
            <text:p text:style-name="P178">id</text:p>
          </table:table-cell>
          <table:table-cell table:style-name="Table34.B3" office:value-type="string">
            <text:p text:style-name="P170"/>
          </table:table-cell>
        </table:table-row>
        <table:table-row>
          <table:table-cell table:style-name="Table34.A12" office:value-type="string">
            <text:p text:style-name="P178">currency_pairs_id</text:p>
          </table:table-cell>
          <table:table-cell table:style-name="Table34.B12" office:value-type="string">
            <text:p text:style-name="P178">currency_pairs.id</text:p>
          </table:table-cell>
        </table:table-row>
        <table:table-row>
          <table:table-cell table:style-name="Table34.A12" office:value-type="string">
            <text:p text:style-name="P178">number_of_examples</text:p>
          </table:table-cell>
          <table:table-cell table:style-name="Table34.B12" office:value-type="string">
            <text:p text:style-name="P170"/>
          </table:table-cell>
        </table:table-row>
        <table:table-row>
          <table:table-cell table:style-name="Table34.A12" office:value-type="string">
            <text:p text:style-name="P178">time</text:p>
          </table:table-cell>
          <table:table-cell table:style-name="Table34.B12" office:value-type="string">
            <text:p text:style-name="P170"/>
          </table:table-cell>
        </table:table-row>
        <table:table-row>
          <table:table-cell table:style-name="Table34.A12" office:value-type="string">
            <text:p text:style-name="P178">open</text:p>
          </table:table-cell>
          <table:table-cell table:style-name="Table34.B12" office:value-type="string">
            <text:p text:style-name="P170"/>
          </table:table-cell>
        </table:table-row>
        <table:table-row>
          <table:table-cell table:style-name="Table34.A12" office:value-type="string">
            <text:p text:style-name="P178">low</text:p>
          </table:table-cell>
          <table:table-cell table:style-name="Table34.B12" office:value-type="string">
            <text:p text:style-name="P170"/>
          </table:table-cell>
        </table:table-row>
        <text:soft-page-break/>
        <table:table-row>
          <table:table-cell table:style-name="Table34.A12" office:value-type="string">
            <text:p text:style-name="P178">high</text:p>
          </table:table-cell>
          <table:table-cell table:style-name="Table34.B12" office:value-type="string">
            <text:p text:style-name="P170"/>
          </table:table-cell>
        </table:table-row>
        <table:table-row>
          <table:table-cell table:style-name="Table34.A12" office:value-type="string">
            <text:p text:style-name="P178">close</text:p>
          </table:table-cell>
          <table:table-cell table:style-name="Table34.B12" office:value-type="string">
            <text:p text:style-name="P170"/>
          </table:table-cell>
        </table:table-row>
        <table:table-row>
          <table:table-cell table:style-name="Table34.A12" office:value-type="string">
            <text:p text:style-name="P178">volume</text:p>
          </table:table-cell>
          <table:table-cell table:style-name="Table34.B12" office:value-type="string">
            <text:p text:style-name="P170"/>
          </table:table-cell>
        </table:table-row>
        <table:table-row>
          <table:table-cell table:style-name="Table34.A12" office:value-type="string">
            <text:p text:style-name="P178">happened</text:p>
          </table:table-cell>
          <table:table-cell table:style-name="Table34.B12" office:value-type="string">
            <text:p text:style-name="P17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78">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3">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6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1">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oft-page-break/><text:span text:style-name="T1">Фиг. </text:span><text:span text:style-name="T3">3.2</text:span><text:span text:style-name="T92">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2">(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16.999cm" svg:height="14.277cm" draw:z-index="18"><draw:image xlink:href="Pictures/1000020100000326000002A537479D41.png" xlink:type="simple" xlink:show="embed" xlink:actuate="onLoad"/></draw:frame><text:soft-page-break/><text:span text:style-name="T1">Фиг. </text:span><text:span text:style-name="T4">3.3</text:span><text:span text:style-name="T97">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3">(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98">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4">(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99">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5">(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0">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06">(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1">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07">(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72" text:outline-level="2"><text:bookmark-start text:name="__RefHeading___Toc10176_594487062"/><text:s text:c="2"/>3.<text:span text:style-name="T108">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08">HTML, CSS, PHP. Целта на </text:span><text:soft-page-break/><text:span text:style-name="T108">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09">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0">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0">(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1">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1">(Фиг. 3.10).</text:span></text:p>
      <text:p text:style-name="Standard"/>
      <text:h text:style-name="P274" text:outline-level="1"><text:bookmark-start text:name="__RefHeading__152_63795308"/>Глава <text:span text:style-name="T41">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7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2">(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3">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oft-page-break/><text:span text:style-name="T1">Фиг. </text:span><text:span text:style-name="T13">4.2</text:span><text:span text:style-name="T114">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5">(Фиг. 4.2).</text:span></text:p>
      <text:p text:style-name="P2"/>
      <text:h text:style-name="Heading_20_2" text:outline-level="2"><text:bookmark-start text:name="__RefHeading___Toc3707_327085497"/><text:s text:c="2"/><text:span text:style-name="T118">4.2 Сравнение между C++ и AJAX, при правия пас на ИНМ</text:span><text:bookmark-end text:name="__RefHeading___Toc3707_327085497"/></text:h>
      <text:p text:style-name="P2"/>
      <text:p text:style-name="P52"><text:tab/>В настоящото изследване <text:span text:style-name="T36">[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19">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19">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16">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0">(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78" text:outline-level="3"><text:bookmark-start text:name="__RefHeading___Toc3711_327085497"/><text:s text:c="4"/>4.<text:span text:style-name="T118">3</text:span>.1 Сравнение между пълно-свързана и трислойна ИНМ<text:bookmark-end text:name="__RefHeading___Toc3711_327085497"/></text:h>
      <text:p text:style-name="P2"/>
      <text:p text:style-name="P55"><text:tab/><text:span text:style-name="T129">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A1" office:value-type="string">
            <text:p text:style-name="P56">37</text:p>
          </table:table-cell>
        </table:table-row>
        <table:table-row>
          <table:table-cell table:style-name="Table35.A1" office:value-type="string">
            <text:p text:style-name="P57">Вероятност за кръстосване:</text:p>
          </table:table-cell>
          <table:table-cell table:style-name="Table35.A1" office:value-type="string">
            <text:p text:style-name="P57">0.9</text:p>
          </table:table-cell>
        </table:table-row>
        <table:table-row>
          <table:table-cell table:style-name="Table35.A1" office:value-type="string">
            <text:p text:style-name="P57">Вероятност за мутация:</text:p>
          </table:table-cell>
          <table:table-cell table:style-name="Table35.A1" office:value-type="string">
            <text:p text:style-name="P57">0.03</text:p>
          </table:table-cell>
        </table:table-row>
        <table:table-row>
          <table:table-cell table:style-name="Table35.A1" office:value-type="string">
            <text:p text:style-name="P57">Дял елитни елементи:</text:p>
          </table:table-cell>
          <table:table-cell table:style-name="Table35.A1" office:value-type="string">
            <text:p text:style-name="P57">0.1</text:p>
          </table:table-cell>
        </table:table-row>
        <table:table-row>
          <table:table-cell table:style-name="Table35.A1" office:value-type="string">
            <text:p text:style-name="P58">Аргумент<text:span text:style-name="T130">и</text:span> за състезателна селекция:</text:p>
          </table:table-cell>
          <table:table-cell table:style-name="Table35.A1" office:value-type="string">
            <text:p text:style-name="P58">2</text:p>
          </table:table-cell>
        </table:table-row>
        <table:table-row>
          <table:table-cell table:style-name="Table35.A1" office:value-type="string">
            <text:p text:style-name="P59">Вид кръстосване:</text:p>
          </table:table-cell>
          <table:table-cell table:style-name="Table35.A1" office:value-type="string">
            <text:p text:style-name="P59">бинарно</text:p>
          </table:table-cell>
        </table:table-row>
        <table:table-row>
          <table:table-cell table:style-name="Table35.A1" office:value-type="string">
            <text:p text:style-name="P59">Вид мутация:</text:p>
          </table:table-cell>
          <table:table-cell table:style-name="Table35.A1" office:value-type="string">
            <text:p text:style-name="P59"><text:span text:style-name="T131">случаен </text:span>делта вектор</text:p>
          </table:table-cell>
        </table:table-row>
        <table:table-row>
          <table:table-cell table:style-name="Table35.A1" office:value-type="string">
            <text:p text:style-name="P60">Условие за край:</text:p>
          </table:table-cell>
          <table:table-cell table:style-name="Table35.A1" office:value-type="string">
            <text:p text:style-name="P60">24 часа</text:p>
          </table:table-cell>
        </table:table-row>
      </table:table>
      <text:p text:style-name="P55"/>
      <text:p text:style-name="P55"><text:soft-page-break/><text:tab/><text:span text:style-name="T131">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A1" office:value-type="string">
            <text:p text:style-name="P62">Пълно-свързана</text:p>
          </table:table-cell>
        </table:table-row>
        <table:table-row>
          <table:table-cell table:style-name="Table36.A1" office:value-type="string">
            <text:p text:style-name="P61">Брой епохи:</text:p>
          </table:table-cell>
          <table:table-cell table:style-name="Table36.A1" office:value-type="string">
            <text:p text:style-name="P61">296037</text:p>
          </table:table-cell>
          <table:table-cell table:style-name="Table36.A1" office:value-type="string">
            <text:p text:style-name="P61">294003</text:p>
          </table:table-cell>
        </table:table-row>
        <table:table-row>
          <table:table-cell table:style-name="Table36.A1" office:value-type="string">
            <text:p text:style-name="P61">Жизненост на най-добрия индивид в популацията:</text:p>
          </table:table-cell>
          <table:table-cell table:style-name="Table36.A1" office:value-type="string">
            <text:p text:style-name="P61">656.1699030329493</text:p>
          </table:table-cell>
          <table:table-cell table:style-name="Table36.A1" office:value-type="string">
            <text:p text:style-name="P61">656.169903010489</text:p>
          </table:table-cell>
        </table:table-row>
        <table:table-row>
          <table:table-cell table:style-name="Table36.A1" office:value-type="string">
            <text:p text:style-name="P61">Грешка на ИНМ при тестовото множество:</text:p>
          </table:table-cell>
          <table:table-cell table:style-name="Table36.A1" office:value-type="string">
            <text:p text:style-name="P61">317.7286234453099</text:p>
          </table:table-cell>
          <table:table-cell table:style-name="Table36.A1" office:value-type="string">
            <text:p text:style-name="P61">317.0226357675591</text:p>
          </table:table-cell>
        </table:table-row>
      </table:table>
      <text:p text:style-name="P55"/>
      <text:p text:style-name="P55"><text:tab/><text:span text:style-name="T132">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279" text:outline-level="3"><text:bookmark-start text:name="__RefHeading___Toc3713_327085497"/><text:s text:c="4"/><text:span text:style-name="T117">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1">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oft-page-break/><text:span text:style-name="T16">Фиг. </text:span><text:span text:style-name="T14">4.</text:span><text:span text:style-name="T15">5</text:span><text:span text:style-name="T122">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oft-page-break/><text:span text:style-name="T16">Фиг. </text:span><text:span text:style-name="T14">4.</text:span><text:span text:style-name="T15">6</text:span><text:span text:style-name="T122">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3">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16">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4">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oft-page-break/><text:span text:style-name="T16">Фиг. </text:span><text:span text:style-name="T14">4.</text:span><text:span text:style-name="T17">7</text:span><text:span text:style-name="T122">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26">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2">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27">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74"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39">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74"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39">K</text:span><text:span text:style-name="T38"> </text:span>специализирани конференции (някои от които с международно участие) по машинно самообучение.</text:p>
      <text:p text:style-name="P2"/>
      <text:p text:style-name="P2"><text:tab/>* <text:span text:style-name="T35">Конференция 1</text:span></text:p>
      <text:p text:style-name="P2"><text:tab/>* <text:span text:style-name="T35">Конференция 2</text:span></text:p>
      <text:p text:style-name="P8">...</text:p>
      <text:p text:style-name="P2"><text:tab/>* <text:span text:style-name="T35">Конференция </text:span><text:span text:style-name="T39">K</text:span></text:p>
      <text:p text:style-name="P2"/>
      <text:p text:style-name="P2"><text:tab/>Изследванията от дисертационния труд са отразени в <text:span text:style-name="T39">L</text:span><text:span text:style-name="T38"> </text:span>публикации, <text:span text:style-name="T39">S</text:span><text:span text:style-name="T38"> </text:span>от които са самостоятелни. За самостоятелните публикации са известни цитирания в <text:span text:style-name="T35">...</text:span>, както и рефериране в <text:span text:style-name="T35">...</text:span>.</text:p>
      <text:p text:style-name="P2"/>
      <text:p text:style-name="P2"><text:tab/>Част от получените резултати са включени в отчетите на <text:span text:style-name="T39">T</text:span><text:span text:style-name="T38"> </text:span>научно-изследователски теми от вътрешния план на ИИКТ-БАН:</text:p>
      <text:p text:style-name="P2"/>
      <text:p text:style-name="P2"><text:tab/>* <text:span text:style-name="T35">Тема 1 (вътрешен шифър)</text:span></text:p>
      <text:p text:style-name="P2"><text:soft-page-break/><text:tab/>* <text:span text:style-name="T35">Тема 2 (вътрешен шифър)</text:span></text:p>
      <text:p text:style-name="P8">...</text:p>
      <text:p text:style-name="P2"><text:tab/>* <text:span text:style-name="T3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74"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13">ANN</text:p>
          </table:table-cell>
          <table:table-cell table:style-name="Table1.B15" office:value-type="string">
            <text:p text:style-name="P215">Artificial Neural Network</text:p>
          </table:table-cell>
          <table:table-cell table:style-name="Table1.C15" office:value-type="string">
            <text:p text:style-name="P213">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18">GA</text:p>
          </table:table-cell>
          <table:table-cell table:style-name="Table1.B15" office:value-type="string">
            <text:p text:style-name="P216">Genetic Algorithm</text:p>
          </table:table-cell>
          <table:table-cell table:style-name="Table1.C15" office:value-type="string">
            <text:p text:style-name="P218">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18">BP</text:p>
          </table:table-cell>
          <table:table-cell table:style-name="Table1.B15" office:value-type="string">
            <text:p text:style-name="P216">Back Propagation</text:p>
          </table:table-cell>
          <table:table-cell table:style-name="Table1.C15" office:value-type="string">
            <text:p text:style-name="P218">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17">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19">DE</text:p>
          </table:table-cell>
          <table:table-cell table:style-name="Table1.B15" office:value-type="string">
            <text:p text:style-name="P217">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4">(еволюция на разликите)</text:span></text:p>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14"/>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74"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5" office:value-type="string">
            <text:p text:style-name="Table_20_Contents"/>
          </table:table-cell>
          <table:table-cell table:style-name="Table2.B2" office:value-type="string">
            <text:p text:style-name="Table_20_Contents"/>
          </table:table-cell>
        </table:table-row>
        <table:table-row>
          <table:table-cell table:style-name="Table2.A5" office:value-type="string">
            <text:p text:style-name="Table_20_Contents"/>
          </table:table-cell>
          <table:table-cell table:style-name="Table2.B3" office:value-type="string">
            <text:p text:style-name="Table_20_Contents"/>
          </table:table-cell>
        </table:table-row>
        <table:table-row>
          <table:table-cell table:style-name="Table2.A5" office:value-type="string">
            <text:p text:style-name="Table_20_Contents"/>
          </table:table-cell>
          <table:table-cell table:style-name="Table2.B4"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row>
      </table:table>
      <text:p text:style-name="P2"/>
      <text:h text:style-name="P274"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38">[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38">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38">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38">[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38">[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38">[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38">[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38">[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38">[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38">[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38">[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38">[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38">[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38">[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38">[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38">[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4">MTMQ2015</text:span>] <text:span text:style-name="T43">MetaTrader 4, MetaQuotes Software Corp., (2015, October 20)</text:span> <text:span text:style-name="T43">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74"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0">ISSN:1310-652X</text:span></text:p>
      <text:p text:style-name="P45"/>
      <text:p text:style-name="P45">2. Балабанов. Т., Прогнозиране с евристични подходи в разпределена среда, <text:span text:style-name="T88">Proceedings of </text:span>Anniversary Scientific Conference 40 Years Department of Industrial Automation, 2011, <text:span text:style-name="T89">ISBN:978-954-465-043-8</text:span>, 163-<text:span text:style-name="T88">166</text:span></text:p>
      <text:p text:style-name="P45"/>
      <text:p text:style-name="P46">3. <text:span text:style-name="T85">Balabanov. T., Zankinski I., Dobrinkova N., </text:span>Time Series Prediction by Artificial Neural Networks and Differential Evolution in Distributed Environment, <text:span text:style-name="T86">Large-Scale Scientific Computing, Lecture Notes in Computer Science, vol. 7116, 2011, ISBN:978-3-642-29842-4, DOI:10.1007/978-3-642-29843-1_22, 198-205</text:span></text:p>
      <text:p text:style-name="P2"/>
      <text:p text:style-name="P43"><text:span text:style-name="T90">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0">5</text:span>. Balabanov, T., Zankinski, I., Barova, M.. Distributed Evolutionary Computing Migration Strategy by Incident Node Participation. Large-Scale Scientific Computing, Lecture Notes in Computer Science, 9374, Springer International Publishing Switzerland, <text:span text:style-name="T87">2015</text:span>, ISBN:978-3-319-26520-9, DOI:10.1007, 203 - 209</text:p>
      <text:p text:style-name="Standard"/>
      <text:p text:style-name="P68">6. Балабанов, Т., Генова, К., <text:span text:style-name="T125">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74" text:outline-level="1"><text:bookmark-start text:name="__RefHeading__725_533363062"/>Списък с цитирания и реферирания<text:bookmark-end text:name="__RefHeading__725_533363062"/></text:h>
      <text:p text:style-name="P2"/>
      <text:p text:style-name="P2"/>
      <text:p text:style-name="P2"/>
      <text:h text:style-name="P274"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74" text:outline-level="1">Списък на фигурите</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80">Фиг. 2.1 Система за обучение на ИНМ с ДЕ, в разпределена среда.<text:tab/>27</text:p>
          <text:p text:style-name="P280">Фиг. 2.2 ИНМ с топология 3-4-2.<text:tab/>30</text:p>
          <text:p text:style-name="P280">Фиг. 2.3 Кръстосване на комплекти тегла.<text:tab/>33</text:p>
          <text:p text:style-name="P280">Фиг. 2.4 Мутация на комплекти тегла.<text:tab/>34</text:p>
          <text:p text:style-name="P280">Фиг. 2.5 Процедура за оценка на комплектите тегла.<text:tab/>35</text:p>
          <text:p text:style-name="P280">Фиг. 2.6 Промяна на топологията в ИНМ за нуждите на ОРГ.<text:tab/>37</text:p>
          <text:p text:style-name="P280">Фиг. 2.7 Обмен на задачи в система за ИРС.<text:tab/>38</text:p>
          <text:p text:style-name="P280">Фиг. 3.1 Котировки EUR/USD в MetaTrader 4.<text:tab/>40</text:p>
          <text:p text:style-name="P280">Фиг. 3.2 Екран за вход в бакедн системата.<text:tab/>54</text:p>
          <text:p text:style-name="P280">Фиг. 3.3 Екран за създаване на нова ИНМ в РСУБД.<text:tab/>55</text:p>
          <text:p text:style-name="P280">Фиг. 3.4 Екран за избор на ИНМ, съхранена в РСУБД.<text:tab/>56</text:p>
          <text:p text:style-name="P280">Фиг. 3.5 Екран за изтриване на ИНМ от РСУБД.<text:tab/>57</text:p>
          <text:p text:style-name="P280">Фиг. 3.6 Екран за настройка на опциите в бак енд системата.<text:tab/>58</text:p>
          <text:p text:style-name="P280">Фиг. 3.7 Екран за визуализация на ИНМ.<text:tab/>59</text:p>
          <text:p text:style-name="P280">Фиг. 3.8 Основна уеб страница за публикуване на публично достъпна информация от системата.<text:tab/>60</text:p>
          <text:p text:style-name="P280">Фиг. 3.9 Уеб страница със списък на всички публично достъпни модули от системата.<text:tab/>61</text:p>
          <text:p text:style-name="P280">Фиг. 3.10 Уеб страница с информация за контакт.<text:tab/>62</text:p>
          <text:p text:style-name="P280">Фиг. 4.1 Инцидентно включване на възли в разпределената система.<text:tab/>64</text:p>
          <text:p text:style-name="P280">Фиг. 4.2 Сравнение между инцидентно включване на възли и кръгова топология.<text:tab/>65</text:p>
          <text:p text:style-name="P280"><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68</text:p>
          <text:p text:style-name="P280">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69</text:p>
          <text:p text:style-name="P280">Фиг. 4.5 Брой епохи за обучение, при еднакъв времеви интервал, за обучението, но различен размер на скрития слой.<text:tab/>72</text:p>
          <text:p text:style-name="P280">Фиг. 4.6 Средна грешка, допускана от ИНМ, при обучение на мрежи с топология от три слоя, в които размерът на скрития слой варира от 30 до 1.<text:tab/>73</text:p>
          <text:p text:style-name="P280">Фиг. 4.7 Брой епохи за обучение, при еднакъв времеви интервал, за обучението, но различен размер на входния слой (прозорец от данни в миналото).<text:tab/>74</text:p>
          <text:p text:style-name="P280">Фиг. 4.8 Средна грешка, допускана от ИНМ, при обучение на мрежи с топология от три слоя, в които размерът на входния слой варира от 35 до 5.<text:tab/>75</text:p>
        </text:index-body>
      </text:user-index>
      <text:p text:style-name="P2"/>
      <text:h text:style-name="P274" text:outline-level="1">Списък на таблиците</text:h>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4</text:page-number> / <text:page-count>114</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44M17S</meta:editing-duration>
    <meta:editing-cycles>871</meta:editing-cycles>
    <meta:generator>LibreOffice/4.4.5.2$MacOSX_X86_64 LibreOffice_project/a22f674fd25a3b6f45bdebf25400ed2adff0ff99</meta:generator>
    <dc:date>2016-07-12T16:08:41.243778000</dc:date>
    <meta:document-statistic meta:table-count="36" meta:image-count="36" meta:object-count="0" meta:page-count="114" meta:paragraph-count="890" meta:word-count="25177" meta:character-count="175056" meta:non-whitespace-character-count="150415"/>
    <meta:user-defined meta:name="Info 1"/>
    <meta:user-defined meta:name="Info 2"/>
    <meta:user-defined meta:name="Info 3"/>
    <meta:user-defined meta:name="Info 4"/>
  </office:meta>
</office:document-meta>
</file>